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2.161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fill="solid" draw:fill-color="#00dcff" draw:textarea-horizontal-align="center" draw:textarea-vertical-align="middle"/>
    </style:style>
    <style:style style:name="gr5" style:family="graphic" style:parent-style-name="standard">
      <style:graphic-properties draw:marker-end="Arrow" draw:marker-end-width="0.25cm" draw:textarea-horizontal-align="center"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4.321cm"/>
    </style:style>
    <style:style style:name="gr7" style:family="graphic" style:parent-style-name="standard">
      <style:graphic-properties draw:fill="solid" draw:fill-color="#e6e6e6" draw:textarea-horizontal-align="center" draw:textarea-vertical-align="middle"/>
    </style:style>
    <style:style style:name="gr8" style:family="graphic" style:parent-style-name="standard">
      <style:graphic-properties draw:fill="solid" draw:fill-color="#ccccff" draw:textarea-horizontal-align="center" draw:textarea-vertical-align="middle"/>
    </style:style>
    <style:style style:name="gr9" style:family="graphic" style:parent-style-name="standard">
      <style:graphic-properties draw:fill="solid" draw:fill-color="#ff9966" draw:textarea-horizontal-align="center" draw:textarea-vertical-align="middle"/>
    </style:style>
    <style:style style:name="gr10" style:family="graphic" style:parent-style-name="measure">
      <style:graphic-properties draw:textarea-horizontal-align="center" draw:textarea-vertical-align="middle" draw:show-unit="true"/>
    </style:style>
    <style:style style:name="gr11" style:family="graphic" style:parent-style-name="standard">
      <style:graphic-properties draw:fill="solid" draw:fill-color="#ffff66" draw:textarea-horizontal-align="center" draw:textarea-vertical-align="middle"/>
    </style:style>
    <style:style style:name="gr12" style:family="graphic" style:parent-style-name="standard">
      <style:graphic-properties draw:fill="solid" draw:fill-color="#9999cc" draw:textarea-horizontal-align="center"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3.977cm"/>
    </style:style>
    <style:style style:name="gr14" style:family="graphic" style:parent-style-name="standard">
      <style:graphic-properties draw:fill="solid" draw:fill-color="#ffcc99" draw:textarea-horizontal-align="center"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13.681cm"/>
    </style:style>
    <style:style style:name="gr16" style:family="graphic" style:parent-style-name="standard">
      <style:graphic-properties draw:stroke="none" svg:stroke-color="#000000" draw:fill="none" draw:fill-color="#ffffff" draw:auto-grow-height="true" draw:auto-grow-width="false" fo:max-height="0cm" fo:min-height="15.298cm"/>
    </style:style>
    <style:style style:name="gr17" style:family="graphic" style:parent-style-name="standard">
      <style:graphic-properties draw:stroke="none" svg:stroke-color="#000000" draw:fill="none" draw:fill-color="#ffffff" draw:auto-grow-height="true" draw:auto-grow-width="false" fo:max-height="0cm" fo:min-height="15.595cm"/>
    </style:style>
    <style:style style:name="gr18" style:family="graphic" style:parent-style-name="standard">
      <style:graphic-properties draw:stroke="none" svg:stroke-color="#000000" draw:fill="none" draw:fill-color="#ffffff" draw:auto-grow-height="true" draw:auto-grow-width="false" fo:max-height="0cm" fo:min-height="16.273cm"/>
    </style:style>
    <style:style style:name="gr19" style:family="graphic" style:parent-style-name="standard">
      <style:graphic-properties draw:stroke="none" svg:stroke-color="#000000" draw:fill="none" draw:fill-color="#ffffff" draw:auto-grow-height="true" draw:auto-grow-width="false" fo:max-height="0cm" fo:min-height="0cm"/>
    </style:style>
    <style:style style:name="gr20" style:family="graphic" style:parent-style-name="objectwithoutfill">
      <style:graphic-properties draw:fill="none" draw:textarea-horizontal-align="center" draw:textarea-vertical-align="middle"/>
    </style:style>
    <style:style style:name="gr21" style:family="graphic" style:parent-style-name="standard">
      <style:graphic-properties draw:marker-end="Arrow" draw:marker-end-width="0.25cm" draw:textarea-horizontal-align="center" draw:textarea-vertical-align="middle"/>
    </style:style>
    <style:style style:name="gr22" style:family="graphic" style:parent-style-name="objectwithoutfill">
      <style:graphic-properties draw:fill="none" draw:fill-color="#0047ff" draw:textarea-horizontal-align="center" draw:textarea-vertical-align="middle"/>
    </style:style>
    <style:style style:name="gr23" style:family="graphic" style:parent-style-name="standard">
      <style:graphic-properties draw:marker-end="Arrow" draw:marker-end-width="0.25cm" draw:fill="solid" draw:fill-color="#0047ff" draw:textarea-horizontal-align="center" draw:textarea-vertical-align="middle"/>
    </style:style>
    <style:style style:name="gr24" style:family="graphic" style:parent-style-name="objectwithoutfill">
      <style:graphic-properties draw:fill="none" draw:fill-color="#0047ff" draw:textarea-horizontal-align="center" draw:textarea-vertical-align="middle"/>
    </style:style>
    <style:style style:name="gr25" style:family="graphic" style:parent-style-name="standard">
      <style:graphic-properties svg:stroke-color="#000000" draw:marker-end="Arrow" draw:marker-end-width="0.25cm" draw:fill="solid" draw:fill-color="#0047ff" draw:textarea-horizontal-align="center" draw:textarea-vertical-align="middle"/>
    </style:style>
    <style:style style:name="gr26" style:family="graphic" style:parent-style-name="objectwithoutfill">
      <style:graphic-properties svg:stroke-color="#000000" draw:fill="none" draw:fill-color="#0047ff" draw:textarea-horizontal-align="center" draw:textarea-vertical-align="middle"/>
    </style:style>
    <style:style style:name="gr27" style:family="graphic" style:parent-style-name="objectwithoutfill">
      <style:graphic-properties svg:stroke-color="#000000" draw:fill="none" draw:fill-color="#000000" draw:textarea-horizontal-align="center" draw:textarea-vertical-align="middle"/>
    </style:style>
    <style:style style:name="pr1" style:family="presentation" style:parent-style-name="Default-title">
      <style:graphic-properties draw:fill-color="#ffffff" draw:auto-grow-height="true" fo:min-height="3.507cm"/>
    </style:style>
    <style:style style:name="pr2" style:family="presentation" style:parent-style-name="Default-subtitle">
      <style:graphic-properties draw:fill-color="#ffffff" draw:auto-grow-height="true" fo:min-height="13.23cm"/>
    </style:style>
    <style:style style:name="pr3" style:family="presentation" style:parent-style-name="Default-notes">
      <style:graphic-properties draw:fill-color="#ffffff" draw:auto-grow-height="true" fo:min-height="10.629cm"/>
    </style:style>
    <style:style style:name="pr4" style:family="presentation" style:parent-style-name="Default-notes">
      <style:graphic-properties draw:fill-color="#ffffff" fo:min-height="10.629cm"/>
    </style:style>
    <style:style style:name="pr5" style:family="presentation" style:parent-style-name="Default-outline1">
      <style:graphic-properties draw:fill-color="#ffffff" draw:auto-grow-height="true" fo:min-height="13.23cm"/>
    </style:style>
    <style:style style:name="P1" style:family="paragraph">
      <style:paragraph-properties fo:margin-left="0cm" fo:margin-right="0cm" fo:text-indent="0cm"/>
    </style:style>
    <style:style style:name="P2" style:family="paragraph">
      <style:text-properties fo:font-size="18pt"/>
    </style:style>
    <style:style style:name="P3" style:family="paragraph">
      <style:paragraph-properties fo:text-align="center"/>
    </style:style>
    <style:style style:name="P4" style:family="paragraph">
      <style:paragraph-properties fo:margin-left="0cm" fo:margin-right="0cm" fo:text-align="center" fo:text-indent="0cm"/>
    </style:style>
    <style:style style:name="P5" style:family="paragraph">
      <style:paragraph-properties fo:text-align="center"/>
      <style:text-properties fo:font-size="14pt"/>
    </style:style>
    <style:style style:name="P6" style:family="paragraph">
      <style:paragraph-properties fo:margin-left="0cm" fo:margin-right="0cm" fo:text-align="center" fo:text-indent="0cm"/>
      <style:text-properties fo:font-size="18pt"/>
    </style:style>
    <style:style style:name="P7" style:family="paragraph">
      <style:paragraph-properties fo:margin-left="0cm" fo:margin-right="0cm" fo:margin-top="0cm" fo:margin-bottom="0cm" fo:line-height="100%" fo:text-align="start" text:enable-numbering="false" fo:text-indent="0cm"/>
    </style:style>
    <style:style style:name="P8" style:family="paragraph">
      <style:text-properties fo:font-family="'Courier New'" style:font-family-generic="modern" style:font-pitch="fixed" fo:font-size="10pt"/>
    </style:style>
    <style:style style:name="P9" style:family="paragraph">
      <style:text-properties fo:font-family="'Courier New'" style:font-family-generic="modern" style:font-pitch="fixed" fo:font-size="18pt"/>
    </style:style>
    <style:style style:name="P10" style:family="paragraph">
      <style:text-properties fo:font-family="'Courier New'" style:font-family-generic="modern" style:font-pitch="fixed" fo:font-size="14pt"/>
    </style:style>
    <style:style style:name="P11" style:family="paragraph">
      <style:text-properties fo:font-family="Arial" style:font-family-generic="swiss" style:font-pitch="variable" fo:font-size="12pt"/>
    </style:style>
    <style:style style:name="P12" style:family="paragraph">
      <style:text-properties fo:font-family="Arial" style:font-family-generic="swiss" style:font-pitch="variable" fo:font-size="14pt"/>
    </style:style>
    <style:style style:name="P13" style:family="paragraph">
      <style:text-properties fo:color="#000080" fo:font-family="Arial" style:font-family-generic="swiss" style:font-pitch="variable" fo:font-size="14pt"/>
    </style:style>
    <style:style style:name="P14" style:family="paragraph">
      <style:paragraph-properties fo:margin-left="0cm" fo:margin-right="0cm" fo:text-indent="0cm"/>
      <style:text-properties fo:font-family="'Courier New'" style:font-family-generic="modern" style:font-pitch="fixed" fo:font-size="14pt"/>
    </style:style>
    <style:style style:name="P15" style:family="paragraph">
      <style:text-properties fo:color="#000000" fo:font-family="Arial" style:font-family-generic="swiss" style:font-pitch="variable" fo:font-size="14pt"/>
    </style:style>
    <style:style style:name="P16" style:family="paragraph">
      <style:text-properties fo:color="#000000" fo:font-family="'Courier New'" style:font-family-generic="modern" style:font-pitch="fixed" fo:font-size="14pt"/>
    </style:style>
    <style:style style:name="P17" style:family="paragraph">
      <style:paragraph-properties fo:margin-left="1.2cm" fo:margin-right="0cm" fo:text-indent="-0.9cm"/>
    </style:style>
    <style:style style:name="P18" style:family="paragraph">
      <style:paragraph-properties fo:margin-left="1.2cm" fo:margin-right="0cm" fo:text-indent="-0.9cm"/>
      <style:text-properties fo:font-size="24pt"/>
    </style:style>
    <style:style style:name="T1" style:family="text">
      <style:text-properties fo:font-size="18pt"/>
    </style:style>
    <style:style style:name="T2" style:family="text">
      <style:text-properties fo:font-size="14pt"/>
    </style:style>
    <style:style style:name="T3" style:family="text">
      <style:text-properties fo:color="#000000" style:text-outline="false" style:text-line-through-style="none" fo:font-family="Thorndale" style:font-family-generic="roman" style:font-pitch="variable" fo:font-size="12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style>
    <style:style style:name="T4" style:family="text">
      <style:text-properties fo:font-family="'Courier New'" style:font-family-generic="modern" style:font-pitch="fixed" fo:font-size="18pt"/>
    </style:style>
    <style:style style:name="T5" style:family="text">
      <style:text-properties fo:font-family="'Courier New'" style:font-family-generic="modern" style:font-pitch="fixed" fo:font-size="10pt"/>
    </style:style>
    <style:style style:name="T6" style:family="text">
      <style:text-properties fo:font-family="'Courier New'" style:font-family-generic="modern" style:font-pitch="fixed" fo:font-size="14pt"/>
    </style:style>
    <style:style style:name="T7" style:family="text">
      <style:text-properties fo:font-family="Arial" style:font-family-generic="swiss" style:font-pitch="variable" fo:font-size="12pt"/>
    </style:style>
    <style:style style:name="T8" style:family="text">
      <style:text-properties fo:font-family="Arial" style:font-family-generic="swiss" style:font-pitch="variable" fo:font-size="14pt"/>
    </style:style>
    <style:style style:name="T9" style:family="text">
      <style:text-properties fo:color="#000080" fo:font-family="Arial" style:font-family-generic="swiss" style:font-pitch="variable" fo:font-size="14pt"/>
    </style:style>
    <style:style style:name="T10" style:family="text">
      <style:text-properties fo:color="#000000" fo:font-family="Arial" style:font-family-generic="swiss" style:font-pitch="variable" fo:font-size="14pt"/>
    </style:style>
    <style:style style:name="T11" style:family="text">
      <style:text-properties fo:color="#000000" fo:font-family="'Courier New'" style:font-family-generic="modern" style:font-pitch="fixed" fo:font-size="14pt"/>
    </style:style>
    <style:style style:name="T12" style:family="text">
      <style:text-properties fo:font-size="24pt"/>
    </style:style>
    <text:list-style style:name="L1">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3">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office:automatic-styles>
  <office:body>
    <office:presentation>
      <draw:page draw:name="Serialization 5" draw:style-name="dp1" draw:master-page-name="Default" presentation:presentation-page-layout-name="AL1T0">
        <office:forms form:automatic-focus="false" form:apply-design-mode="false"/>
        <draw:frame presentation:style-name="pr1" draw:text-style-name="P1" draw:layer="layout" svg:width="23.911cm" svg:height="3.507cm" svg:x="2.058cm" svg:y="1.743cm" presentation:class="title">
          <draw:text-box>
            <text:p text:style-name="P1">Serialization 5: Stream Format 2</text:p>
          </draw:text-box>
        </draw:frame>
        <draw:frame presentation:style-name="pr2" draw:text-style-name="P1" draw:layer="layout" svg:width="23.911cm" svg:height="13.23cm" svg:x="2.058cm" svg:y="5.838cm" presentation:class="subtitle">
          <draw:text-box>
            <text:p text:style-name="P1">RMI-IIOP Stream Format Version 2</text:p>
            <text:p text:style-name="P1">Writing Data</text:p>
            <text:p text:style-name="P1"/>
            <text:p text:style-name="P1">July 18, 2002</text:p>
          </draw:text-box>
        </draw:frame>
        <presentation:notes draw:style-name="dp2">
          <draw:page-thumbnail draw:style-name="gr1" draw:layer="layout" svg:width="12.767cm" svg:height="9.575cm" svg:x="4.411cm" svg:y="2.794cm" draw:page-number="1"/>
          <draw:frame presentation:style-name="pr3" draw:text-style-name="P1" draw:layer="layout" svg:width="15.02cm" svg:height="10.629cm" svg:x="3.292cm" svg:y="13.299cm" presentation:class="notes" presentation:placeholder="true">
            <draw:text-box/>
          </draw:frame>
        </presentation:notes>
      </draw:page>
      <draw:page draw:name="Motivation" draw:style-name="dp1" draw:master-page-name="Default" presentation:presentation-page-layout-name="AL2T19">
        <draw:frame presentation:style-name="pr1" draw:text-style-name="P1" draw:layer="layout" svg:width="23.911cm" svg:height="3.507cm" svg:x="2.058cm" svg:y="1.743cm" presentation:class="title">
          <draw:text-box>
            <text:p text:style-name="P1">Motivation</text:p>
          </draw:text-box>
        </draw:frame>
        <draw:frame draw:style-name="gr2" draw:text-style-name="P2" draw:layer="layout" svg:width="25.861cm" svg:height="2.311cm" svg:x="1.271cm" svg:y="4.513cm">
          <draw:text-box>
            <text:p text:style-name="P1"><text:span text:style-name="T1">When supertypes evolve to become custom marshaled and write optional custom data, there is no way for an unevolved receiver to know where that optional custom data ends and the data for the next subtype begins.</text:span></text:p>
          </draw:text-box>
        </draw:frame>
        <draw:g>
          <draw:rect draw:style-name="gr3" draw:text-style-name="P3" draw:layer="layout" svg:width="5.058cm" svg:height="1.375cm" svg:x="2.75cm" svg:y="9.571cm">
            <text:p text:style-name="P1"><text:span text:style-name="T1">Superclass A </text:span></text:p>
            <text:p text:style-name="P1"><text:span text:style-name="T1">default data</text:span></text:p>
          </draw:rect>
          <draw:rect draw:style-name="gr4" draw:text-style-name="P4" draw:layer="layout" svg:width="5.058cm" svg:height="1.375cm" svg:x="2.738cm" svg:y="10.934cm">
            <text:p text:style-name="P1"><text:span text:style-name="T1">Subclass default</text:span></text:p>
            <text:p text:style-name="P1"><text:span text:style-name="T1">data</text:span></text:p>
          </draw:rect>
        </draw:g>
        <draw:line draw:style-name="gr5" draw:text-style-name="P5" draw:layer="layout" svg:x1="8.352cm" svg:y1="9.701cm" svg:x2="11.205cm" svg:y2="9.701cm">
          <text:p text:style-name="P1"><text:span text:style-name="T2"/></text:p>
          <text:p text:style-name="P1"><text:span text:style-name="T2">Evolution</text:span></text:p>
        </draw:line>
        <draw:frame draw:style-name="gr6" draw:text-style-name="P2" draw:layer="layout" svg:width="25.654cm" svg:height="4.621cm" svg:x="0.907cm" svg:y="16.134cm">
          <draw:text-box>
            <text:p text:style-name="P1"><text:span text:style-name="T1">Superclass A evolved to have a writeObject method. <text:s/></text:span></text:p>
            <text:p text:style-name="P1"><text:span text:style-name="T1"/></text:p>
            <text:p text:style-name="P1"><text:span text:style-name="T1">All data from Format version to end of Subclass default data could be in same chunk. <text:s/>There is no end tag marking the end of a superclass's custom data. <text:s/>There would be an end flag marking the end of the entire object, though, since “custom marshaled” means this class or any superclass has a writeObject method.</text:span></text:p>
          </draw:text-box>
        </draw:frame>
        <draw:rect draw:style-name="gr7" draw:text-style-name="P4" draw:layer="layout" svg:width="5.058cm" svg:height="0.999cm" svg:x="2.749cm" svg:y="8.586cm">
          <text:p text:style-name="P1"><text:span text:style-name="T1">Subclass value hdr</text:span></text:p>
        </draw:rect>
        <draw:g>
          <draw:rect draw:style-name="gr7" draw:text-style-name="P4" draw:layer="layout" svg:width="5.058cm" svg:height="0.999cm" svg:x="11.679cm" svg:y="7.789cm">
            <text:p text:style-name="P1"><text:span text:style-name="T1">Subclass value hdr</text:span></text:p>
          </draw:rect>
          <draw:rect draw:style-name="gr8" draw:text-style-name="P6" draw:layer="layout" svg:width="5.059cm" svg:height="0.571cm" svg:x="11.672cm" svg:y="8.793cm">
            <text:p text:style-name="P1"><text:span text:style-name="T1">Format ver 1</text:span></text:p>
          </draw:rect>
          <draw:g>
            <draw:g>
              <draw:rect draw:style-name="gr3" draw:text-style-name="P3" draw:layer="layout" svg:width="5.058cm" svg:height="1.375cm" svg:x="11.681cm" svg:y="9.915cm">
                <text:p text:style-name="P1"><text:span text:style-name="T1">Superclass A </text:span></text:p>
                <text:p text:style-name="P1"><text:span text:style-name="T1">default data</text:span></text:p>
              </draw:rect>
              <draw:rect draw:style-name="gr9" draw:text-style-name="P4" draw:layer="layout" svg:width="5.058cm" svg:height="2.399cm" svg:x="11.662cm" svg:y="11.271cm">
                <text:p text:style-name="P1"><text:span text:style-name="T1">Superclass A </text:span></text:p>
                <text:p text:style-name="P1"><text:span text:style-name="T1">custom data</text:span></text:p>
              </draw:rect>
              <draw:rect draw:style-name="gr4" draw:text-style-name="P4" draw:layer="layout" svg:width="5.058cm" svg:height="1.375cm" svg:x="11.668cm" svg:y="13.665cm">
                <text:p text:style-name="P1"><text:span text:style-name="T1">Subclass default</text:span></text:p>
                <text:p text:style-name="P1"><text:span text:style-name="T1">data</text:span></text:p>
              </draw:rect>
              <draw:measure draw:style-name="gr10" draw:text-style-name="P1" draw:layer="measurelines" svg:x1="17.172cm" svg:y1="9.908cm" svg:x2="17.172cm" svg:y2="13.644cm">
                <text:p text:style-name="P7"><text:span text:style-name="T3">WriteObject</text:span><text:span text:style-name="T3"><text:measure text:kind="gap"/></text:span></text:p>
              </draw:measure>
            </draw:g>
            <draw:rect draw:style-name="gr11" draw:text-style-name="P3" draw:layer="layout" svg:width="5.059cm" svg:height="0.571cm" svg:x="11.679cm" svg:y="15.052cm">
              <text:p text:style-name="P1"><text:span text:style-name="T1">Subclass end tag</text:span></text:p>
            </draw:rect>
          </draw:g>
          <draw:rect draw:style-name="gr12" draw:text-style-name="P6" draw:layer="layout" svg:width="5.059cm" svg:height="0.571cm" svg:x="11.68cm" svg:y="9.345cm">
            <text:p text:style-name="P1"><text:span text:style-name="T1">CalledDefWrObj</text:span></text:p>
          </draw:rect>
        </draw:g>
        <draw:frame draw:style-name="gr13" draw:text-style-name="P2" draw:layer="layout" svg:width="6.9cm" svg:height="4.208cm" svg:x="19.299cm" svg:y="9.312cm">
          <draw:text-box>
            <text:p text:style-name="P1"><text:span text:style-name="T2">Unevolved reader won't know how to get past custom data.</text:span></text:p>
            <text:p text:style-name="P1"><text:span text:style-name="T2"/></text:p>
            <text:p text:style-name="P1"><text:span text:style-name="T2">Example:</text:span></text:p>
            <text:p text:style-name="P1"><text:span text:style-name="T2"/></text:p>
            <text:p text:style-name="P1"><text:span text:style-name="T2"><text:a xlink:href="http://java.util.Calendar/">java.util.Calendar</text:a></text:span><text:span text:style-name="T2"> evolution in JDK 1.4</text:span></text:p>
          </draw:text-box>
        </draw:frame>
        <presentation:notes draw:style-name="dp2">
          <draw:page-thumbnail draw:style-name="gr1" draw:layer="layout" svg:width="12.767cm" svg:height="9.575cm" svg:x="4.411cm" svg:y="2.794cm" draw:page-number="2"/>
          <draw:frame presentation:style-name="pr4" draw:text-style-name="P1" draw:layer="layout" svg:width="15.02cm" svg:height="10.629cm" svg:x="3.292cm" svg:y="13.299cm" presentation:class="notes" presentation:placeholder="true">
            <draw:text-box/>
          </draw:frame>
        </presentation:notes>
      </draw:page>
      <draw:page draw:name="Overview" draw:style-name="dp1" draw:master-page-name="Default" presentation:presentation-page-layout-name="AL2T19">
        <draw:frame presentation:style-name="pr1" draw:text-style-name="P1" draw:layer="layout" svg:width="23.911cm" svg:height="3.507cm" svg:x="2.058cm" svg:y="1.743cm" presentation:class="title">
          <draw:text-box>
            <text:p text:style-name="P1">Overview</text:p>
          </draw:text-box>
        </draw:frame>
        <draw:frame draw:style-name="gr6" draw:text-style-name="P2" draw:layer="layout" svg:width="25.655cm" svg:height="4.621cm" svg:x="0.959cm" svg:y="4.305cm">
          <draw:text-box>
            <text:p text:style-name="P1"><text:span text:style-name="T1"/></text:p>
            <text:p text:style-name="P1"><text:span text:style-name="T1">Without changing GIOP valuetype encoding rules, what can be done?</text:span></text:p>
            <text:p text:style-name="P1"><text:span text:style-name="T1"/></text:p>
            <text:p text:style-name="P1"><text:span text:style-name="T1">Rev the RMI-IIOP stream format version and wrap a class's custom data in a fake valuetype. <text:s/>This fake valuetype will have its own valuetag and end tag, so an unevolved reader can skip over it and continue unmarshaling the rest of the object's data.</text:span></text:p>
          </draw:text-box>
        </draw:frame>
        <draw:g>
          <draw:rect draw:style-name="gr7" draw:text-style-name="P4" draw:layer="layout" svg:width="5.058cm" svg:height="0.999cm" svg:x="0.94cm" svg:y="9.865cm">
            <text:p text:style-name="P1"><text:span text:style-name="T1">Subclass value hdr</text:span></text:p>
          </draw:rect>
          <draw:rect draw:style-name="gr8" draw:text-style-name="P6" draw:layer="layout" svg:width="5.059cm" svg:height="0.571cm" svg:x="0.933cm" svg:y="10.869cm">
            <text:p text:style-name="P1"><text:span text:style-name="T1">Format ver 1</text:span></text:p>
          </draw:rect>
          <draw:rect draw:style-name="gr3" draw:text-style-name="P3" draw:layer="layout" svg:width="5.058cm" svg:height="1.375cm" svg:x="0.942cm" svg:y="11.991cm">
            <text:p text:style-name="P1"><text:span text:style-name="T1">Superclass A </text:span></text:p>
            <text:p text:style-name="P1"><text:span text:style-name="T1">default data</text:span></text:p>
          </draw:rect>
          <draw:rect draw:style-name="gr9" draw:text-style-name="P4" draw:layer="layout" svg:width="5.058cm" svg:height="2.399cm" svg:x="0.923cm" svg:y="13.347cm">
            <text:p text:style-name="P1"><text:span text:style-name="T1">Superclass A </text:span></text:p>
            <text:p text:style-name="P1"><text:span text:style-name="T1">custom data</text:span></text:p>
          </draw:rect>
          <draw:rect draw:style-name="gr4" draw:text-style-name="P4" draw:layer="layout" svg:width="5.058cm" svg:height="1.375cm" svg:x="0.929cm" svg:y="15.741cm">
            <text:p text:style-name="P1"><text:span text:style-name="T1">Subclass default</text:span></text:p>
            <text:p text:style-name="P1"><text:span text:style-name="T1">data</text:span></text:p>
          </draw:rect>
          <draw:rect draw:style-name="gr11" draw:text-style-name="P3" draw:layer="layout" svg:width="5.059cm" svg:height="0.571cm" svg:x="0.94cm" svg:y="17.128cm">
            <text:p text:style-name="P1"><text:span text:style-name="T1">Subclass end tag</text:span></text:p>
          </draw:rect>
          <draw:rect draw:style-name="gr12" draw:text-style-name="P6" draw:layer="layout" svg:width="5.059cm" svg:height="0.571cm" svg:x="0.941cm" svg:y="11.421cm">
            <text:p text:style-name="P1"><text:span text:style-name="T1">CalledDefWrObj</text:span></text:p>
          </draw:rect>
        </draw:g>
        <draw:g>
          <draw:rect draw:style-name="gr7" draw:text-style-name="P4" draw:layer="layout" svg:width="5.058cm" svg:height="0.999cm" svg:x="9.481cm" svg:y="9.249cm">
            <text:p text:style-name="P1"><text:span text:style-name="T1">Subclass value hdr</text:span></text:p>
          </draw:rect>
          <draw:rect draw:style-name="gr8" draw:text-style-name="P6" draw:layer="layout" svg:width="5.059cm" svg:height="0.571cm" svg:x="9.5cm" svg:y="10.253cm">
            <text:p text:style-name="P1"><text:span text:style-name="T1">Format ver 2</text:span></text:p>
          </draw:rect>
          <draw:rect draw:style-name="gr3" draw:text-style-name="P3" draw:layer="layout" svg:width="5.058cm" svg:height="1.375cm" svg:x="9.483cm" svg:y="11.375cm">
            <text:p text:style-name="P1"><text:span text:style-name="T1">Superclass A </text:span></text:p>
            <text:p text:style-name="P1"><text:span text:style-name="T1">default data</text:span></text:p>
          </draw:rect>
          <draw:rect draw:style-name="gr9" draw:text-style-name="P4" draw:layer="layout" svg:width="5.059cm" svg:height="2.399cm" svg:x="9.493cm" svg:y="13.794cm">
            <text:p text:style-name="P1"><text:span text:style-name="T1">Superclass A </text:span></text:p>
            <text:p text:style-name="P1"><text:span text:style-name="T1">custom data</text:span></text:p>
          </draw:rect>
          <draw:rect draw:style-name="gr4" draw:text-style-name="P4" draw:layer="layout" svg:width="5.058cm" svg:height="1.375cm" svg:x="9.445cm" svg:y="17.096cm">
            <text:p text:style-name="P1"><text:span text:style-name="T1">Subclass default</text:span></text:p>
            <text:p text:style-name="P1"><text:span text:style-name="T1">data</text:span></text:p>
          </draw:rect>
          <draw:rect draw:style-name="gr11" draw:text-style-name="P3" draw:layer="layout" svg:width="5.059cm" svg:height="0.571cm" svg:x="9.43cm" svg:y="18.457cm">
            <text:p text:style-name="P1"><text:span text:style-name="T1">Subclass end tag</text:span></text:p>
          </draw:rect>
          <draw:rect draw:style-name="gr12" draw:text-style-name="P6" draw:layer="layout" svg:width="5.059cm" svg:height="0.571cm" svg:x="9.482cm" svg:y="10.805cm">
            <text:p text:style-name="P1"><text:span text:style-name="T1">CalledDefWrObj</text:span></text:p>
          </draw:rect>
          <draw:rect draw:style-name="gr14" draw:text-style-name="P6" draw:layer="layout" svg:width="5.059cm" svg:height="1.063cm" svg:x="9.493cm" svg:y="12.762cm">
            <text:p text:style-name="P1"><text:span text:style-name="T1">CustomA value hdr</text:span></text:p>
          </draw:rect>
          <draw:rect draw:style-name="gr14" draw:text-style-name="P6" draw:layer="layout" svg:width="5.11cm" svg:height="0.908cm" svg:x="9.468cm" svg:y="16.185cm">
            <text:p text:style-name="P1"><text:span text:style-name="T1">CustomA end tag</text:span></text:p>
          </draw:rect>
        </draw:g>
        <presentation:notes draw:style-name="dp2">
          <draw:page-thumbnail draw:style-name="gr1" draw:layer="layout" svg:width="12.767cm" svg:height="9.575cm" svg:x="4.411cm" svg:y="2.794cm" draw:page-number="3"/>
          <draw:frame presentation:style-name="pr4" draw:text-style-name="P1" draw:layer="layout" svg:width="15.02cm" svg:height="10.629cm" svg:x="3.292cm" svg:y="13.299cm" presentation:class="notes" presentation:placeholder="true">
            <draw:text-box/>
          </draw:frame>
        </presentation:notes>
      </draw:page>
      <draw:page draw:name="Bonus Complexity" draw:style-name="dp1" draw:master-page-name="Default" presentation:presentation-page-layout-name="AL2T19">
        <draw:frame presentation:style-name="pr1" draw:text-style-name="P1" draw:layer="layout" svg:width="23.911cm" svg:height="3.507cm" svg:x="2.058cm" svg:y="1.743cm" presentation:class="title">
          <draw:text-box>
            <text:p text:style-name="P1">Bonus Complexity</text:p>
          </draw:text-box>
        </draw:frame>
        <draw:g>
          <draw:rect draw:style-name="gr7" draw:text-style-name="P4" draw:layer="layout" svg:width="5.058cm" svg:height="0.999cm" svg:x="0.843cm" svg:y="5.852cm">
            <text:p text:style-name="P1"><text:span text:style-name="T1">Subclass value hdr</text:span></text:p>
          </draw:rect>
          <draw:rect draw:style-name="gr8" draw:text-style-name="P6" draw:layer="layout" svg:width="5.059cm" svg:height="0.571cm" svg:x="0.862cm" svg:y="6.856cm">
            <text:p text:style-name="P1"><text:span text:style-name="T1">Format ver 2</text:span></text:p>
          </draw:rect>
          <draw:rect draw:style-name="gr3" draw:text-style-name="P3" draw:layer="layout" svg:width="5.058cm" svg:height="1.375cm" svg:x="0.845cm" svg:y="7.978cm">
            <text:p text:style-name="P1"><text:span text:style-name="T1">Superclass A </text:span></text:p>
            <text:p text:style-name="P1"><text:span text:style-name="T1">default data</text:span></text:p>
          </draw:rect>
          <draw:rect draw:style-name="gr9" draw:text-style-name="P4" draw:layer="layout" svg:width="5.059cm" svg:height="2.399cm" svg:x="0.855cm" svg:y="10.397cm">
            <text:p text:style-name="P1"><text:span text:style-name="T1">Superclass A </text:span></text:p>
            <text:p text:style-name="P1"><text:span text:style-name="T1">custom data</text:span></text:p>
          </draw:rect>
          <draw:rect draw:style-name="gr4" draw:text-style-name="P4" draw:layer="layout" svg:width="5.058cm" svg:height="1.375cm" svg:x="0.807cm" svg:y="13.699cm">
            <text:p text:style-name="P1"><text:span text:style-name="T1">Subclass default</text:span></text:p>
            <text:p text:style-name="P1"><text:span text:style-name="T1">data</text:span></text:p>
          </draw:rect>
          <draw:rect draw:style-name="gr11" draw:text-style-name="P3" draw:layer="layout" svg:width="5.059cm" svg:height="0.571cm" svg:x="0.792cm" svg:y="15.06cm">
            <text:p text:style-name="P1"><text:span text:style-name="T1">Subclass end tag</text:span></text:p>
          </draw:rect>
          <draw:rect draw:style-name="gr12" draw:text-style-name="P6" draw:layer="layout" svg:width="5.059cm" svg:height="0.571cm" svg:x="0.844cm" svg:y="7.408cm">
            <text:p text:style-name="P1"><text:span text:style-name="T1">CalledDefWrObj</text:span></text:p>
          </draw:rect>
          <draw:rect draw:style-name="gr14" draw:text-style-name="P6" draw:layer="layout" svg:width="5.059cm" svg:height="1.063cm" svg:x="0.855cm" svg:y="9.365cm">
            <text:p text:style-name="P1"><text:span text:style-name="T1">CustomA value hdr</text:span></text:p>
          </draw:rect>
          <draw:rect draw:style-name="gr14" draw:text-style-name="P6" draw:layer="layout" svg:width="5.11cm" svg:height="0.908cm" svg:x="0.83cm" svg:y="12.788cm">
            <text:p text:style-name="P1"><text:span text:style-name="T1">CustomA end tag</text:span></text:p>
          </draw:rect>
        </draw:g>
        <draw:frame draw:style-name="gr15" draw:text-style-name="P2" draw:layer="layout" svg:width="19.48cm" svg:height="14.631cm" svg:x="7.263cm" svg:y="5.447cm">
          <draw:text-box>
            <text:p text:style-name="P1"><text:span text:style-name="T1">1. <text:s/>Can't send format version 2 unless you know receiver can read it. <text:s/>Solution: <text:s/>New tagged component and service context.</text:span></text:p>
            <text:p text:style-name="P1"><text:span text:style-name="T1"/></text:p>
            <text:p text:style-name="P1"><text:span text:style-name="T1">If not present: <text:s/>GIOP 1.3 and higher use 2, else 1.</text:span></text:p>
            <text:p text:style-name="P1"><text:span text:style-name="T1"/></text:p>
            <text:p text:style-name="P1"><text:span text:style-name="T1">2. <text:s/>We never implemented logic to correctly write the calledDefaultWriteObject indicator, but it's necessary now.</text:span></text:p>
            <text:p text:style-name="P1"><text:span text:style-name="T1"/></text:p>
            <text:p text:style-name="P1"><text:span text:style-name="T1">3. <text:s/>If superclass A has a writeObject but doesn't write any optional data, we must write a null valuetype.</text:span></text:p>
            <text:p text:style-name="P1"><text:span text:style-name="T1"/></text:p>
            <text:p text:style-name="P1"><text:span text:style-name="T1">4. <text:s/>We never had logic to handle what happens when a readObject author tries to read optional data that isn't present (allowed in Java Object Serialization), but it's necessary in light of things like </text:span><text:span text:style-name="T1"><text:a xlink:href="http://java.util.Calendar/">java.util.Calendar</text:a></text:span><text:span text:style-name="T1">.</text:span></text:p>
            <text:p text:style-name="P1"><text:span text:style-name="T1"/></text:p>
            <text:p text:style-name="P1"><text:span text:style-name="T1">5. <text:s/>Need more interaction between ValueHandler and ORB stream so create </text:span><text:span text:style-name="T1"><text:tab/></text:span><text:span text:style-name="T1"><text:a xlink:href="http://javax.rmi.CORBA.ValueHandlerMultiFormat/">javax.rmi.CORBA.ValueHandlerMultiFormat</text:a></text:span></text:p>
            <text:p text:style-name="P1"><text:span text:style-name="T1"><text:tab/></text:span><text:span text:style-name="T1"><text:a xlink:href="http://org.omg.CORBA.portable.ValueOutputStream/">org.omg.CORBA.portable.ValueOutputStream</text:a></text:span></text:p>
            <text:p text:style-name="P1"><text:span text:style-name="T1"><text:tab/></text:span><text:span text:style-name="T1"><text:a xlink:href="http://org.omg.CORBA.portable.ValueInputStream/">org.omg.CORBA.portable.ValueInputStream</text:a></text:span></text:p>
          </draw:text-box>
        </draw:frame>
        <presentation:notes draw:style-name="dp2">
          <draw:page-thumbnail draw:style-name="gr1" draw:layer="layout" svg:width="12.767cm" svg:height="9.575cm" svg:x="4.411cm" svg:y="2.794cm" draw:page-number="4"/>
          <draw:frame presentation:style-name="pr4" draw:text-style-name="P1" draw:layer="layout" svg:width="15.02cm" svg:height="10.629cm" svg:x="3.292cm" svg:y="13.299cm" presentation:class="notes" presentation:placeholder="true">
            <draw:text-box/>
          </draw:frame>
        </presentation:notes>
      </draw:page>
      <draw:page draw:name="ValueHandlerMultiFormat" draw:style-name="dp1" draw:master-page-name="Default" presentation:presentation-page-layout-name="AL2T19">
        <draw:frame presentation:style-name="pr1" draw:text-style-name="P1" draw:layer="layout" svg:width="23.911cm" svg:height="3.507cm" svg:x="2.058cm" svg:y="1.743cm" presentation:class="title">
          <draw:text-box>
            <text:p text:style-name="P1">ValueHandlerMultiFormat</text:p>
          </draw:text-box>
        </draw:frame>
        <draw:frame draw:style-name="gr16" draw:text-style-name="P8" draw:layer="layout" svg:width="25.628cm" svg:height="15.68cm" svg:x="1.037cm" svg:y="4.695cm">
          <draw:text-box>
            <text:p text:style-name="P1"><text:span text:style-name="T4">package javax.rmi.CORBA;</text:span></text:p>
            <text:p text:style-name="P1"><text:span text:style-name="T4"/></text:p>
            <text:p text:style-name="P1"><text:span text:style-name="T4">/**</text:span></text:p>
            <text:p text:style-name="P1"><text:span text:style-name="T4"><text:s/></text:span><text:span text:style-name="T4">* Java to IDL ptc 02-01-12 1.5.1.5</text:span></text:p>
            <text:p text:style-name="P1"><text:span text:style-name="T4"><text:s/></text:span><text:span text:style-name="T4">*/</text:span></text:p>
            <text:p text:style-name="P1"><text:span text:style-name="T4">public interface ValueHandlerMultiFormat extends ValueHandler {</text:span></text:p>
            <text:p text:style-name="P1"><text:span text:style-name="T4"/></text:p>
            <text:p text:style-name="P1"><text:span text:style-name="T4"><text:s text:c="4"/></text:span><text:span text:style-name="T4">/**</text:span></text:p>
            <text:p text:style-name="P1"><text:span text:style-name="T4"><text:s text:c="5"/></text:span><text:span text:style-name="T4">* Returns the maximum stream format version for</text:span></text:p>
            <text:p text:style-name="P1"><text:span text:style-name="T4"><text:s text:c="5"/></text:span><text:span text:style-name="T4">* RMI/IDL custom value types that is supported</text:span></text:p>
            <text:p text:style-name="P1"><text:span text:style-name="T4"><text:s text:c="5"/></text:span><text:span text:style-name="T4">* by this ValueHandler object. The ValueHandler</text:span></text:p>
            <text:p text:style-name="P1"><text:span text:style-name="T4"><text:s text:c="5"/></text:span><text:span text:style-name="T4">* object must support the returned stream format version and</text:span></text:p>
            <text:p text:style-name="P1"><text:span text:style-name="T4"><text:s text:c="5"/></text:span><text:span text:style-name="T4">* all lower versions.</text:span></text:p>
            <text:p text:style-name="P1"><text:span text:style-name="T4"><text:s text:c="5"/></text:span><text:span text:style-name="T4">*</text:span></text:p>
            <text:p text:style-name="P1"><text:span text:style-name="T4"><text:s text:c="5"/></text:span><text:span text:style-name="T4">* An ORB may use this value to include in a standard</text:span></text:p>
            <text:p text:style-name="P1"><text:span text:style-name="T4"><text:s text:c="5"/></text:span><text:span text:style-name="T4">* IOR tagged component or service context to indicate to other</text:span></text:p>
            <text:p text:style-name="P1"><text:span text:style-name="T4"><text:s text:c="5"/></text:span><text:span text:style-name="T4">* ORBs the maximum RMI-IIOP stream format that it</text:span></text:p>
            <text:p text:style-name="P1"><text:span text:style-name="T4"><text:s text:c="5"/></text:span><text:span text:style-name="T4">* supports. <text:s/>If not included, the default for GIOP 1.2</text:span></text:p>
            <text:p text:style-name="P1"><text:span text:style-name="T4"><text:s text:c="5"/></text:span><text:span text:style-name="T4">* is stream format version 1, and stream format version</text:span></text:p>
            <text:p text:style-name="P1"><text:span text:style-name="T4"><text:s text:c="5"/></text:span><text:span text:style-name="T4">* 2 for GIOP 1.3 and higher.</text:span></text:p>
            <text:p text:style-name="P1"><text:span text:style-name="T4"><text:s text:c="5"/></text:span><text:span text:style-name="T4">*/</text:span></text:p>
            <text:p text:style-name="P1"><text:span text:style-name="T4"><text:s text:c="4"/></text:span><text:span text:style-name="T4">byte getMaximumStreamFormatVersion();</text:span></text:p>
            <text:p text:style-name="P1"><text:span text:style-name="T5"/></text:p>
          </draw:text-box>
        </draw:frame>
        <presentation:notes draw:style-name="dp2">
          <draw:page-thumbnail draw:style-name="gr1" draw:layer="layout" svg:width="12.767cm" svg:height="9.575cm" svg:x="4.411cm" svg:y="2.794cm" draw:page-number="5"/>
          <draw:frame presentation:style-name="pr4" draw:text-style-name="P1" draw:layer="layout" svg:width="15.02cm" svg:height="10.629cm" svg:x="3.292cm" svg:y="13.299cm" presentation:class="notes" presentation:placeholder="true">
            <draw:text-box/>
          </draw:frame>
        </presentation:notes>
      </draw:page>
      <draw:page draw:name="ValueHandlerMultiFormat 2" draw:style-name="dp1" draw:master-page-name="Default" presentation:presentation-page-layout-name="AL2T19">
        <draw:frame presentation:style-name="pr1" draw:text-style-name="P1" draw:layer="layout" svg:width="23.911cm" svg:height="3.507cm" svg:x="2.058cm" svg:y="1.743cm" presentation:class="title">
          <draw:text-box>
            <text:p text:style-name="P1">ValueHandlerMultiFormat</text:p>
          </draw:text-box>
        </draw:frame>
        <draw:frame draw:style-name="gr17" draw:text-style-name="P9" draw:layer="layout" svg:width="26.302cm" svg:height="15.986cm" svg:x="0.856cm" svg:y="4.617cm">
          <draw:text-box>
            <text:p text:style-name="P1"><text:span text:style-name="T4"><text:s text:c="4"/></text:span><text:span text:style-name="T4">/**</text:span></text:p>
            <text:p text:style-name="P1"><text:span text:style-name="T4"><text:s text:c="5"/></text:span><text:span text:style-name="T4">* Allows the ORB to pass the stream format</text:span></text:p>
            <text:p text:style-name="P1"><text:span text:style-name="T4"><text:s text:c="5"/></text:span><text:span text:style-name="T4">* version for RMI/IDL custom value types. If the ORB</text:span></text:p>
            <text:p text:style-name="P1"><text:span text:style-name="T4"><text:s text:c="5"/></text:span><text:span text:style-name="T4">* calls this method, it must pass a stream format version</text:span></text:p>
            <text:p text:style-name="P1"><text:span text:style-name="T4"><text:s text:c="5"/></text:span><text:span text:style-name="T4">* between 1 and the value returned by the</text:span></text:p>
            <text:p text:style-name="P1"><text:span text:style-name="T4"><text:s text:c="5"/></text:span><text:span text:style-name="T4">* getMaximumStreamFormatVersion method inclusive,</text:span></text:p>
            <text:p text:style-name="P1"><text:span text:style-name="T4"><text:s text:c="5"/></text:span><text:span text:style-name="T4">* or else a BAD_PARAM exception with standard minor code</text:span></text:p>
            <text:p text:style-name="P1"><text:span text:style-name="T4"><text:s text:c="5"/></text:span><text:span text:style-name="T4">* will be thrown.</text:span></text:p>
            <text:p text:style-name="P1"><text:span text:style-name="T4"><text:s text:c="5"/></text:span><text:span text:style-name="T4">*</text:span></text:p>
            <text:p text:style-name="P1"><text:span text:style-name="T4"><text:s text:c="5"/></text:span><text:span text:style-name="T4">* If the ORB calls the older ValueHandler.writeValue</text:span></text:p>
            <text:p text:style-name="P1"><text:span text:style-name="T4"><text:s text:c="5"/></text:span><text:span text:style-name="T4">* (OutputStream, Serializable) method, stream format version 1</text:span></text:p>
            <text:p text:style-name="P1"><text:span text:style-name="T4"><text:s text:c="5"/></text:span><text:span text:style-name="T4">* is implied.</text:span></text:p>
            <text:p text:style-name="P1"><text:span text:style-name="T4"><text:s text:c="5"/></text:span><text:span text:style-name="T4">*</text:span></text:p>
            <text:p text:style-name="P1"><text:span text:style-name="T4"><text:s text:c="5"/></text:span><text:span text:style-name="T4">* The ORB output stream passed to the </text:span></text:p>
            <text:p text:style-name="P1"><text:span text:style-name="T4"><text:s text:c="5"/></text:span><text:span text:style-name="T4">* ValueHandlerMultiFormat.writeValue</text:span></text:p>
            <text:p text:style-name="P1"><text:span text:style-name="T4"><text:s text:c="5"/></text:span><text:span text:style-name="T4">* method must implement the ValueOutputStream interface, </text:span></text:p>
            <text:p text:style-name="P1"><text:span text:style-name="T4"><text:s text:c="5"/></text:span><text:span text:style-name="T4">* and the ORB input stream passed to the ValueHandler.readValue</text:span></text:p>
            <text:p text:style-name="P1"><text:span text:style-name="T4"><text:s text:c="5"/></text:span><text:span text:style-name="T4">* method must implement the ValueInputStream interface.</text:span></text:p>
            <text:p text:style-name="P1"><text:span text:style-name="T4"><text:s text:c="5"/></text:span><text:span text:style-name="T4">*/</text:span></text:p>
            <text:p text:style-name="P1"><text:span text:style-name="T4"><text:s text:c="4"/></text:span><text:span text:style-name="T4">void writeValue(org.omg.CORBA.portable.OutputStream out,</text:span></text:p>
            <text:p text:style-name="P1"><text:span text:style-name="T4"><text:s text:c="20"/></text:span><text:span text:style-name="T4">java.io.Serializable value,</text:span></text:p>
            <text:p text:style-name="P1"><text:span text:style-name="T4"><text:s text:c="20"/></text:span><text:span text:style-name="T4">byte streamFormatVersion);</text:span></text:p>
            <text:p text:style-name="P1"><text:span text:style-name="T4">}</text:span></text:p>
          </draw:text-box>
        </draw:frame>
        <presentation:notes draw:style-name="dp2">
          <draw:page-thumbnail draw:style-name="gr1" draw:layer="layout" svg:width="12.767cm" svg:height="9.575cm" svg:x="4.411cm" svg:y="2.794cm" draw:page-number="6"/>
          <draw:frame presentation:style-name="pr4" draw:text-style-name="P1" draw:layer="layout" svg:width="15.02cm" svg:height="10.629cm" svg:x="3.292cm" svg:y="13.299cm" presentation:class="notes" presentation:placeholder="true">
            <draw:text-box/>
          </draw:frame>
        </presentation:notes>
      </draw:page>
      <draw:page draw:name="ValueOutputStream" draw:style-name="dp1" draw:master-page-name="Default" presentation:presentation-page-layout-name="AL2T19">
        <draw:frame presentation:style-name="pr1" draw:text-style-name="P1" draw:layer="layout" svg:width="23.911cm" svg:height="3.507cm" svg:x="2.058cm" svg:y="1.743cm" presentation:class="title">
          <draw:text-box>
            <text:p text:style-name="P1">ValueOutputStream</text:p>
          </draw:text-box>
        </draw:frame>
        <draw:frame draw:style-name="gr18" draw:text-style-name="P9" draw:layer="layout" svg:width="26.407cm" svg:height="16.681cm" svg:x="0.933cm" svg:y="4.513cm">
          <draw:text-box>
            <text:p text:style-name="P1"><text:span text:style-name="T4">package org.omg.CORBA.portable;</text:span></text:p>
            <text:p text:style-name="P1"><text:span text:style-name="T4"/></text:p>
            <text:p text:style-name="P1"><text:span text:style-name="T4">/**</text:span></text:p>
            <text:p text:style-name="P1"><text:span text:style-name="T4"><text:s/></text:span><text:span text:style-name="T4">* Java to IDL ptc 02-01-12 1.5.1.3</text:span></text:p>
            <text:p text:style-name="P1"><text:span text:style-name="T4"><text:s/></text:span><text:span text:style-name="T4">*</text:span></text:p>
            <text:p text:style-name="P1"><text:span text:style-name="T4"><text:s/></text:span><text:span text:style-name="T4">* ValueOutputStream is used for implementing RMI-IIOP</text:span></text:p>
            <text:p text:style-name="P1"><text:span text:style-name="T4"><text:s/></text:span><text:span text:style-name="T4">* stream format version 2.</text:span></text:p>
            <text:p text:style-name="P1"><text:span text:style-name="T4"><text:s/></text:span><text:span text:style-name="T4">*/</text:span></text:p>
            <text:p text:style-name="P1"><text:span text:style-name="T4">public interface ValueOutputStream {</text:span></text:p>
            <text:p text:style-name="P1"><text:span text:style-name="T4"><text:s text:c="4"/></text:span><text:span text:style-name="T4">/**</text:span></text:p>
            <text:p text:style-name="P1"><text:span text:style-name="T4"><text:s text:c="5"/></text:span><text:span text:style-name="T4">* The start_value method ends any currently open chunk,</text:span></text:p>
            <text:p text:style-name="P1"><text:span text:style-name="T4"><text:s text:c="5"/></text:span><text:span text:style-name="T4">* writes a valuetype header for a nested custom valuetype</text:span></text:p>
            <text:p text:style-name="P1"><text:span text:style-name="T4"><text:s text:c="5"/></text:span><text:span text:style-name="T4">* (with a null codebase and the specified repository ID),</text:span></text:p>
            <text:p text:style-name="P1"><text:span text:style-name="T4"><text:s text:c="5"/></text:span><text:span text:style-name="T4">* and increments the valuetype nesting depth.</text:span></text:p>
            <text:p text:style-name="P1"><text:span text:style-name="T4"><text:s text:c="5"/></text:span><text:span text:style-name="T4">*/</text:span></text:p>
            <text:p text:style-name="P1"><text:span text:style-name="T4"><text:s text:c="4"/></text:span><text:span text:style-name="T4">void start_value(java.lang.String rep_id);</text:span></text:p>
            <text:p text:style-name="P1"><text:span text:style-name="T4"/></text:p>
            <text:p text:style-name="P1"><text:span text:style-name="T4"><text:s text:c="4"/></text:span><text:span text:style-name="T4">/**</text:span></text:p>
            <text:p text:style-name="P1"><text:span text:style-name="T4"><text:s text:c="5"/></text:span><text:span text:style-name="T4">* The end_value method ends any currently open chunk,</text:span></text:p>
            <text:p text:style-name="P1"><text:span text:style-name="T4"><text:s text:c="5"/></text:span><text:span text:style-name="T4">* writes the end tag for the nested custom valuetype,</text:span></text:p>
            <text:p text:style-name="P1"><text:span text:style-name="T4"><text:s text:c="5"/></text:span><text:span text:style-name="T4">* and decrements the valuetype nesting depth.</text:span></text:p>
            <text:p text:style-name="P1"><text:span text:style-name="T4"><text:s text:c="5"/></text:span><text:span text:style-name="T4">*/</text:span></text:p>
            <text:p text:style-name="P1"><text:span text:style-name="T4"><text:s text:c="4"/></text:span><text:span text:style-name="T4">void end_value();</text:span></text:p>
            <text:p text:style-name="P1"><text:span text:style-name="T4">}</text:span></text:p>
          </draw:text-box>
        </draw:frame>
        <presentation:notes draw:style-name="dp2">
          <draw:page-thumbnail draw:style-name="gr1" draw:layer="layout" svg:width="12.767cm" svg:height="9.575cm" svg:x="4.411cm" svg:y="2.794cm" draw:page-number="7"/>
          <draw:frame presentation:style-name="pr4" draw:text-style-name="P1" draw:layer="layout" svg:width="15.02cm" svg:height="10.629cm" svg:x="3.292cm" svg:y="13.299cm" presentation:class="notes" presentation:placeholder="true">
            <draw:text-box/>
          </draw:frame>
        </presentation:notes>
      </draw:page>
      <draw:page draw:name="ValueInputStream" draw:style-name="dp1" draw:master-page-name="Default" presentation:presentation-page-layout-name="AL2T19">
        <draw:frame presentation:style-name="pr1" draw:text-style-name="P1" draw:layer="layout" svg:width="23.911cm" svg:height="3.507cm" svg:x="2.058cm" svg:y="1.743cm" presentation:class="title">
          <draw:text-box>
            <text:p text:style-name="P1">ValueInputStream</text:p>
          </draw:text-box>
        </draw:frame>
        <draw:frame draw:style-name="gr19" draw:text-style-name="P10" draw:layer="layout" svg:width="26.692cm" svg:height="14.635cm" svg:x="0.804cm" svg:y="4.565cm">
          <draw:text-box>
            <text:p text:style-name="P1"><text:span text:style-name="T6"/></text:p>
            <text:p text:style-name="P1"><text:span text:style-name="T6">Package org.omg.CORBA.portable;</text:span></text:p>
            <text:p text:style-name="P1"><text:span text:style-name="T6"/></text:p>
            <text:p text:style-name="P1"><text:span text:style-name="T6">/**</text:span></text:p>
            <text:p text:style-name="P1"><text:span text:style-name="T6"><text:s/></text:span><text:span text:style-name="T6">* Java to IDL ptc 02-01-12 1.5.1.4</text:span></text:p>
            <text:p text:style-name="P1"><text:span text:style-name="T6"><text:s/></text:span><text:span text:style-name="T6">*</text:span></text:p>
            <text:p text:style-name="P1"><text:span text:style-name="T6"><text:s/></text:span><text:span text:style-name="T6">* ValueInputStream is used for implementing RMI-IIOP</text:span></text:p>
            <text:p text:style-name="P1"><text:span text:style-name="T6"><text:s/></text:span><text:span text:style-name="T6">* stream format version 2.</text:span></text:p>
            <text:p text:style-name="P1"><text:span text:style-name="T6"><text:s/></text:span><text:span text:style-name="T6">*/</text:span></text:p>
            <text:p text:style-name="P1"><text:span text:style-name="T6">public interface ValueInputStream {</text:span></text:p>
            <text:p text:style-name="P1"><text:span text:style-name="T6"/></text:p>
            <text:p text:style-name="P1"><text:span text:style-name="T6"><text:s text:c="4"/></text:span><text:span text:style-name="T6">/**</text:span></text:p>
            <text:p text:style-name="P1"><text:span text:style-name="T6"><text:s text:c="5"/></text:span><text:span text:style-name="T6">* The start_value method reads a valuetype</text:span></text:p>
            <text:p text:style-name="P1"><text:span text:style-name="T6"><text:s text:c="5"/></text:span><text:span text:style-name="T6">* header for a nested custom valuetype and</text:span></text:p>
            <text:p text:style-name="P1"><text:span text:style-name="T6"><text:s text:c="5"/></text:span><text:span text:style-name="T6">* increments the valuetype nesting depth.</text:span></text:p>
            <text:p text:style-name="P1"><text:span text:style-name="T6"><text:s text:c="5"/></text:span><text:span text:style-name="T6">*/</text:span></text:p>
            <text:p text:style-name="P1"><text:span text:style-name="T6"><text:s text:c="4"/></text:span><text:span text:style-name="T6">void start_value();</text:span></text:p>
            <text:p text:style-name="P1"><text:span text:style-name="T6"/></text:p>
            <text:p text:style-name="P1"><text:span text:style-name="T6"><text:s text:c="4"/></text:span><text:span text:style-name="T6">/**</text:span></text:p>
            <text:p text:style-name="P1"><text:span text:style-name="T6"><text:s text:c="5"/></text:span><text:span text:style-name="T6">* The end_value method reads the end tag</text:span></text:p>
            <text:p text:style-name="P1"><text:span text:style-name="T6"><text:s text:c="5"/></text:span><text:span text:style-name="T6">* for the nested custom valuetype (after</text:span></text:p>
            <text:p text:style-name="P1"><text:span text:style-name="T6"><text:s text:c="5"/></text:span><text:span text:style-name="T6">* skipping any data that precedes the end</text:span></text:p>
            <text:p text:style-name="P1"><text:span text:style-name="T6"><text:s text:c="5"/></text:span><text:span text:style-name="T6">* tag) and decrements the valuetype nesting</text:span></text:p>
            <text:p text:style-name="P1"><text:span text:style-name="T6"><text:s text:c="5"/></text:span><text:span text:style-name="T6">* depth.</text:span></text:p>
            <text:p text:style-name="P1"><text:span text:style-name="T6"><text:s text:c="5"/></text:span><text:span text:style-name="T6">*/</text:span></text:p>
            <text:p text:style-name="P1"><text:span text:style-name="T6"><text:s text:c="4"/></text:span><text:span text:style-name="T6">void end_value();</text:span></text:p>
            <text:p text:style-name="P1"><text:span text:style-name="T6">}</text:span></text:p>
          </draw:text-box>
        </draw:frame>
        <presentation:notes draw:style-name="dp2">
          <draw:page-thumbnail draw:style-name="gr1" draw:layer="layout" svg:width="12.767cm" svg:height="9.575cm" svg:x="4.411cm" svg:y="2.794cm" draw:page-number="8" presentation:class="page"/>
          <draw:frame presentation:style-name="pr4" draw:text-style-name="P1" draw:layer="layout" svg:width="15.02cm" svg:height="10.629cm" svg:x="3.292cm" svg:y="13.299cm" presentation:class="notes" presentation:placeholder="true">
            <draw:text-box/>
          </draw:frame>
        </presentation:notes>
      </draw:page>
      <draw:page draw:name="Output State Diagram" draw:style-name="dp1" draw:master-page-name="Default" presentation:presentation-page-layout-name="AL2T19">
        <draw:frame presentation:style-name="pr1" draw:text-style-name="P1" draw:layer="layout" svg:width="23.911cm" svg:height="3.507cm" svg:x="2.058cm" svg:y="1.743cm" presentation:class="title">
          <draw:text-box>
            <text:p text:style-name="P1">Output State Diagram</text:p>
          </draw:text-box>
        </draw:frame>
        <draw:ellipse draw:style-name="gr20" draw:text-style-name="P11" draw:id="id3" draw:layer="layout" svg:width="1.66cm" svg:height="1.608cm" svg:x="1.867cm" svg:y="6.277cm">
          <text:p text:style-name="P1"><text:span text:style-name="T7">Start</text:span></text:p>
        </draw:ellipse>
        <draw:line draw:style-name="gr21" draw:text-style-name="P10" draw:layer="layout" svg:x1="3.216cm" svg:y1="3.372cm" svg:x2="2.801cm" svg:y2="6.199cm">
          <text:p text:style-name="P1"/>
        </draw:line>
        <draw:frame draw:style-name="gr19" draw:text-style-name="P12" draw:layer="layout" svg:width="3.631cm" svg:height="1.237cm" svg:x="0.207cm" svg:y="5.032cm">
          <draw:text-box>
            <text:p text:style-name="P1"><text:span text:style-name="T8">Invoked</text:span></text:p>
            <text:p text:style-name="P1"><text:span text:style-name="T8">writeObject</text:span></text:p>
          </draw:text-box>
        </draw:frame>
        <draw:circle draw:style-name="gr20" draw:text-style-name="P10" draw:id="id5" draw:layer="layout" svg:width="1.842cm" svg:height="1.842cm" svg:x="20.933cm" svg:y="6.173cm">
          <text:p text:style-name="P1"><text:span text:style-name="T6">End</text:span></text:p>
        </draw:circle>
        <draw:line draw:style-name="gr21" draw:text-style-name="P12" draw:layer="layout" svg:x1="3.527cm" svg:y1="6.822cm" svg:x2="20.855cm" svg:y2="6.796cm">
          <text:p text:style-name="P1"/>
        </draw:line>
        <draw:frame draw:style-name="gr19" draw:text-style-name="P12" draw:layer="layout" svg:width="4.773cm" svg:height="0.619cm" svg:x="10.22cm" svg:y="6.043cm">
          <draw:text-box>
            <text:p text:style-name="P1"><text:span text:style-name="T8">Exits</text:span></text:p>
          </draw:text-box>
        </draw:frame>
        <draw:frame draw:style-name="gr19" draw:text-style-name="P13" draw:layer="layout" svg:width="6.822cm" svg:height="0.619cm" svg:x="9.234cm" svg:y="7.055cm">
          <draw:text-box>
            <text:p text:style-name="P1"><text:span text:style-name="T9">Write false, [2] write null</text:span></text:p>
          </draw:text-box>
        </draw:frame>
        <draw:circle draw:style-name="gr20" draw:text-style-name="P10" draw:id="id2" draw:layer="layout" svg:width="1.66cm" svg:height="1.66cm" svg:x="7.807cm" svg:y="10.272cm">
          <text:p text:style-name="P1"><text:span text:style-name="T6">1</text:span></text:p>
        </draw:circle>
        <draw:line draw:style-name="gr21" draw:text-style-name="P12" draw:layer="layout" svg:x1="3.424cm" svg:y1="7.626cm" svg:x2="7.833cm" svg:y2="10.738cm">
          <text:p text:style-name="P1"/>
        </draw:line>
        <draw:frame draw:style-name="gr19" draw:text-style-name="P12" draw:layer="layout" svg:width="3.268cm" svg:height="1.237cm" svg:x="5.758cm" svg:y="8.171cm">
          <draw:text-box>
            <text:p text:style-name="P1"><text:span text:style-name="T8">Invokes write method</text:span></text:p>
          </draw:text-box>
        </draw:frame>
        <draw:frame draw:style-name="gr19" draw:text-style-name="P13" draw:layer="layout" svg:width="4.461cm" svg:height="1.855cm" svg:x="2.23cm" svg:y="9.13cm">
          <draw:text-box>
            <text:p text:style-name="P1"><text:span text:style-name="T9">Write false,</text:span></text:p>
            <text:p text:style-name="P1"><text:span text:style-name="T9">[2] put custom hdr</text:span></text:p>
            <text:p text:style-name="P1"><text:span text:style-name="T9">write data</text:span></text:p>
          </draw:text-box>
        </draw:frame>
        <draw:line draw:style-name="gr21" draw:text-style-name="P10" draw:layer="layout" svg:x1="9.182cm" svg:y1="10.298cm" svg:x2="20.881cm" svg:y2="7.444cm">
          <text:p text:style-name="P1"/>
        </draw:line>
        <draw:frame draw:style-name="gr19" draw:text-style-name="P12" draw:layer="layout" svg:width="2.438cm" svg:height="0.619cm" svg:x="12.321cm" svg:y="8.586cm">
          <draw:text-box>
            <text:p text:style-name="P1"><text:span text:style-name="T8">Exits</text:span></text:p>
          </draw:text-box>
        </draw:frame>
        <draw:frame draw:style-name="gr19" draw:text-style-name="P12" draw:layer="layout" svg:width="4.721cm" svg:height="0.619cm" svg:x="13.125cm" svg:y="9.39cm">
          <draw:text-box>
            <text:p text:style-name="P1"><text:span text:style-name="T8">[2] end_value</text:span></text:p>
          </draw:text-box>
        </draw:frame>
        <draw:line draw:style-name="gr21" draw:text-style-name="P12" draw:layer="layout" svg:x1="9.571cm" svg:y1="10.998cm" svg:x2="14.578cm" svg:y2="10.998cm">
          <text:p text:style-name="P1"/>
        </draw:line>
        <draw:frame draw:style-name="gr19" draw:text-style-name="P12" draw:layer="layout" svg:width="3.346cm" svg:height="0.619cm" svg:x="10.168cm" svg:y="10.427cm">
          <draw:text-box>
            <text:p text:style-name="P1"><text:span text:style-name="T8">DefWrObj</text:span></text:p>
          </draw:text-box>
        </draw:frame>
        <draw:rect draw:style-name="gr20" draw:text-style-name="P12" draw:layer="layout" svg:width="2.983cm" svg:height="0.622cm" svg:x="14.811cm" svg:y="10.713cm">
          <text:p text:style-name="P1"><text:span text:style-name="T8">ERROR</text:span></text:p>
        </draw:rect>
        <draw:circle draw:style-name="gr20" draw:text-style-name="P14" draw:id="id1" draw:layer="layout" svg:width="1.66cm" svg:height="1.66cm" svg:x="7.807cm" svg:y="10.272cm">
          <text:p text:style-name="P1"><text:span text:style-name="T6">1</text:span></text:p>
        </draw:circle>
        <draw:connector draw:style-name="gr21" draw:text-style-name="P12" draw:layer="layout" draw:type="curve" draw:line-skew="-1.45cm 3.068cm 0.724cm" svg:x1="7.807cm" svg:y1="11.102cm" svg:x2="9.467cm" svg:y2="11.102cm" draw:start-shape="id1" draw:start-glue-point="3" draw:end-shape="id2" draw:end-glue-point="1">
          <text:p text:style-name="P1"/>
        </draw:connector>
        <draw:frame draw:style-name="gr19" draw:text-style-name="P12" draw:layer="layout" svg:width="2.334cm" svg:height="0.619cm" svg:x="6.874cm" svg:y="12.009cm">
          <draw:text-box>
            <text:p text:style-name="P1"><text:span text:style-name="T8">Writes</text:span></text:p>
          </draw:text-box>
        </draw:frame>
        <draw:frame draw:style-name="gr19" draw:text-style-name="P13" draw:layer="layout" svg:width="2.334cm" svg:height="0.619cm" svg:x="6.848cm" svg:y="12.917cm">
          <draw:text-box>
            <text:p text:style-name="P1"><text:span text:style-name="T9">Write data</text:span></text:p>
          </draw:text-box>
        </draw:frame>
        <draw:circle draw:style-name="gr20" draw:text-style-name="P10" draw:id="id4" draw:layer="layout" svg:width="1.738cm" svg:height="1.738cm" svg:x="7.73cm" svg:y="15.589cm">
          <text:p text:style-name="P1"><text:span text:style-name="T6">2</text:span></text:p>
        </draw:circle>
        <draw:connector draw:style-name="gr21" draw:text-style-name="P12" draw:layer="layout" draw:type="curve" svg:x1="1.867cm" svg:y1="7.081cm" svg:x2="7.73cm" svg:y2="16.458cm" draw:start-shape="id3" draw:start-glue-point="3" draw:end-shape="id4" draw:end-glue-point="3">
          <text:p text:style-name="P1"/>
        </draw:connector>
        <draw:frame draw:style-name="gr19" draw:text-style-name="P12" draw:layer="layout" svg:width="3.943cm" svg:height="0.619cm" svg:x="1.608cm" svg:y="12.632cm">
          <draw:text-box>
            <text:p text:style-name="P1"><text:span text:style-name="T8">DefWrObj</text:span></text:p>
          </draw:text-box>
        </draw:frame>
        <draw:frame draw:style-name="gr19" draw:text-style-name="P13" draw:layer="layout" svg:width="4.046cm" svg:height="1.237cm" svg:x="1.012cm" svg:y="15.693cm">
          <draw:text-box>
            <text:p text:style-name="P1"><text:span text:style-name="T9">Write true,</text:span></text:p>
            <text:p text:style-name="P1"><text:span text:style-name="T9">write default data</text:span></text:p>
          </draw:text-box>
        </draw:frame>
        <draw:connector draw:style-name="gr21" draw:text-style-name="P12" draw:layer="layout" draw:type="curve" draw:line-skew="1.838cm 1.648cm" svg:x1="8.599cm" svg:y1="15.589cm" svg:x2="9.467cm" svg:y2="11.102cm" draw:start-shape="id4" draw:start-glue-point="0" draw:end-shape="id1" draw:end-glue-point="1">
          <text:p text:style-name="P1"/>
        </draw:connector>
        <draw:frame draw:style-name="gr19" draw:text-style-name="P12" draw:layer="layout" svg:width="1.971cm" svg:height="0.619cm" svg:x="9.157cm" svg:y="14.318cm">
          <draw:text-box>
            <text:p text:style-name="P1"><text:span text:style-name="T8">Writes</text:span></text:p>
          </draw:text-box>
        </draw:frame>
        <draw:frame draw:style-name="gr19" draw:text-style-name="P13" draw:layer="layout" svg:width="4.461cm" svg:height="1.237cm" svg:x="11.544cm" svg:y="13.955cm">
          <draw:text-box>
            <text:p text:style-name="P1"><text:span text:style-name="T9">[2] put custom hdr</text:span></text:p>
            <text:p text:style-name="P1"><text:span text:style-name="T9">write data</text:span></text:p>
          </draw:text-box>
        </draw:frame>
        <draw:connector draw:style-name="gr21" draw:text-style-name="P12" draw:layer="layout" draw:type="curve" svg:x1="9.468cm" svg:y1="16.458cm" svg:x2="21.854cm" svg:y2="8.015cm" draw:start-shape="id4" draw:start-glue-point="1" draw:end-shape="id5" draw:end-glue-point="2">
          <text:p text:style-name="P1"/>
        </draw:connector>
        <draw:frame draw:style-name="gr19" draw:text-style-name="P12" draw:layer="layout" svg:width="2.204cm" svg:height="0.619cm" svg:x="17.639cm" svg:y="13.435cm">
          <draw:text-box>
            <text:p text:style-name="P1"><text:span text:style-name="T8">Exits</text:span></text:p>
          </draw:text-box>
        </draw:frame>
        <draw:frame draw:style-name="gr19" draw:text-style-name="P13" draw:layer="layout" svg:width="3.917cm" svg:height="0.619cm" svg:x="19.505cm" svg:y="13.8cm">
          <draw:text-box>
            <text:p text:style-name="P1"><text:span text:style-name="T9">[2] write null</text:span></text:p>
          </draw:text-box>
        </draw:frame>
        <draw:rect draw:style-name="gr20" draw:text-style-name="P12" draw:id="id6" draw:layer="layout" svg:width="2.983cm" svg:height="0.622cm" svg:x="12.347cm" svg:y="18.65cm">
          <text:p text:style-name="P1"><text:span text:style-name="T8">ERROR</text:span></text:p>
        </draw:rect>
        <draw:connector draw:style-name="gr21" draw:text-style-name="P12" draw:layer="layout" draw:type="curve" svg:x1="8.599cm" svg:y1="17.327cm" svg:x2="12.347cm" svg:y2="18.961cm" draw:start-shape="id4" draw:start-glue-point="2" draw:end-shape="id6" draw:end-glue-point="3">
          <text:p text:style-name="P1"/>
        </draw:connector>
        <draw:frame draw:style-name="gr19" draw:text-style-name="P12" draw:layer="layout" svg:width="3.243cm" svg:height="0.619cm" svg:x="9.156cm" svg:y="17.612cm">
          <draw:text-box>
            <text:p text:style-name="P1"><text:span text:style-name="T8">DefWrObj</text:span></text:p>
          </draw:text-box>
        </draw:frame>
        <draw:frame draw:style-name="gr19" draw:text-style-name="P12" draw:layer="layout" svg:width="5.447cm" svg:height="2.473cm" svg:x="20.596cm" svg:y="17.042cm">
          <draw:text-box>
            <text:p text:style-name="P1"><text:span text:style-name="T8">NOTE: Remember that defaultWriteObject and writeFields are equivalent</text:span></text:p>
          </draw:text-box>
        </draw:frame>
        <draw:rect draw:style-name="gr22" draw:text-style-name="P12" draw:layer="layout" svg:width="5.811cm" svg:height="3.009cm" svg:x="20.31cm" svg:y="16.756cm">
          <text:p text:style-name="P1"/>
        </draw:rect>
        <presentation:notes draw:style-name="dp2">
          <draw:page-thumbnail draw:style-name="gr1" draw:layer="layout" svg:width="12.767cm" svg:height="9.575cm" svg:x="4.411cm" svg:y="2.794cm" draw:page-number="9" presentation:class="page"/>
          <draw:frame presentation:style-name="pr4" draw:text-style-name="P1" draw:layer="layout" svg:width="15.02cm" svg:height="10.629cm" svg:x="3.292cm" svg:y="13.299cm" presentation:class="notes" presentation:placeholder="true">
            <draw:text-box/>
          </draw:frame>
        </presentation:notes>
      </draw:page>
      <draw:page draw:name="Input State Diagram" draw:style-name="dp1" draw:master-page-name="Default" presentation:presentation-page-layout-name="AL2T19">
        <draw:frame presentation:style-name="pr1" draw:text-style-name="P1" draw:layer="layout" svg:width="23.911cm" svg:height="3.507cm" svg:x="2.058cm" svg:y="1.743cm" presentation:class="title">
          <draw:text-box>
            <text:p text:style-name="P1">Input State Diagram</text:p>
          </draw:text-box>
        </draw:frame>
        <draw:line draw:style-name="gr23" draw:text-style-name="P12" draw:layer="layout" svg:x1="0.259cm" svg:y1="3.709cm" svg:x2="1.997cm" svg:y2="6.925cm">
          <text:p text:style-name="P1"/>
        </draw:line>
        <draw:frame draw:style-name="gr19" draw:text-style-name="P12" draw:layer="layout" svg:width="3.346cm" svg:height="1.237cm" svg:x="0.596cm" svg:y="3.319cm">
          <draw:text-box>
            <text:p text:style-name="P1"><text:span text:style-name="T8">Remote had writeObject</text:span></text:p>
          </draw:text-box>
        </draw:frame>
        <draw:ellipse draw:style-name="gr24" draw:text-style-name="P10" draw:id="id7" draw:layer="layout" svg:width="1.738cm" svg:height="1.583cm" svg:x="1.374cm" svg:y="6.951cm">
          <text:p text:style-name="P1"><text:span text:style-name="T6">Start</text:span></text:p>
        </draw:ellipse>
        <draw:ellipse draw:style-name="gr24" draw:text-style-name="P10" draw:id="id8" draw:layer="layout" svg:width="1.738cm" svg:height="1.583cm" svg:x="7.133cm" svg:y="5.318cm">
          <text:p text:style-name="P1"><text:span text:style-name="T6">1</text:span></text:p>
        </draw:ellipse>
        <draw:connector draw:style-name="gr23" draw:text-style-name="P12" draw:layer="layout" draw:type="curve" svg:x1="2.243cm" svg:y1="6.951cm" svg:x2="7.133cm" svg:y2="6.109cm" draw:start-shape="id7" draw:start-glue-point="0" draw:end-shape="id8" draw:end-glue-point="3">
          <text:p text:style-name="P1"/>
        </draw:connector>
        <draw:frame draw:style-name="gr19" draw:text-style-name="P12" draw:layer="layout" svg:width="2.906cm" svg:height="0.619cm" svg:x="3.553cm" svg:y="5.577cm">
          <draw:text-box>
            <text:p text:style-name="P1"><text:span text:style-name="T8">RO, DWO</text:span></text:p>
          </draw:text-box>
        </draw:frame>
        <draw:frame draw:style-name="gr19" draw:text-style-name="P13" draw:layer="layout" svg:width="3.19cm" svg:height="1.237cm" svg:x="3.787cm" svg:y="6.329cm">
          <draw:text-box>
            <text:p text:style-name="P1"><text:span text:style-name="T9">Invoke readObject</text:span></text:p>
          </draw:text-box>
        </draw:frame>
        <draw:ellipse draw:style-name="gr24" draw:text-style-name="P10" draw:id="id9" draw:layer="layout" svg:width="1.738cm" svg:height="1.583cm" svg:x="16.005cm" svg:y="7.394cm">
          <text:p text:style-name="P1"><text:span text:style-name="T6">2</text:span></text:p>
        </draw:ellipse>
        <draw:connector draw:style-name="gr25" draw:text-style-name="P12" draw:layer="layout" draw:type="curve" svg:x1="8.871cm" svg:y1="6.109cm" svg:x2="16.874cm" svg:y2="7.394cm" draw:start-shape="id8" draw:start-glue-point="1" draw:end-shape="id9" draw:end-glue-point="0">
          <text:p text:style-name="P1"/>
        </draw:connector>
        <draw:frame draw:style-name="gr19" draw:text-style-name="P12" draw:layer="layout" svg:width="4.695cm" svg:height="0.619cm" svg:x="11.361cm" svg:y="5.473cm">
          <draw:text-box>
            <text:p text:style-name="P1"><text:span text:style-name="T8">DefReadObj</text:span></text:p>
          </draw:text-box>
        </draw:frame>
        <draw:frame draw:style-name="gr19" draw:text-style-name="P13" draw:layer="layout" svg:width="5.162cm" svg:height="1.237cm" svg:x="11.076cm" svg:y="6.536cm">
          <draw:text-box>
            <text:p text:style-name="P1"><text:span text:style-name="T9">Read default data,</text:span></text:p>
            <text:p text:style-name="P1"><text:span text:style-name="T9">[2] start_value</text:span></text:p>
          </draw:text-box>
        </draw:frame>
        <draw:rect draw:style-name="gr26" draw:text-style-name="P15" draw:id="id10" draw:layer="layout" svg:width="2.386cm" svg:height="0.727cm" svg:x="8.456cm" svg:y="8.663cm">
          <text:p text:style-name="P1"><text:span text:style-name="T10">ERROR</text:span></text:p>
        </draw:rect>
        <draw:connector draw:style-name="gr25" draw:text-style-name="P13" draw:layer="layout" draw:type="curve" draw:line-skew="-0.46cm" svg:x1="8.002cm" svg:y1="6.901cm" svg:x2="8.456cm" svg:y2="9.026cm" draw:start-shape="id8" draw:start-glue-point="2" draw:end-shape="id10" draw:end-glue-point="3">
          <text:p text:style-name="P1"/>
        </draw:connector>
        <draw:frame draw:style-name="gr19" draw:text-style-name="P13" draw:layer="layout" svg:width="1.815cm" svg:height="0.619cm" svg:x="8.171cm" svg:y="7.47cm">
          <draw:text-box>
            <text:p text:style-name="P1"><text:span text:style-name="T10">Reads</text:span></text:p>
          </draw:text-box>
        </draw:frame>
        <draw:ellipse draw:style-name="gr24" draw:text-style-name="P10" draw:id="id11" draw:layer="layout" svg:width="1.738cm" svg:height="1.583cm" svg:x="11.803cm" svg:y="10.17cm">
          <text:p text:style-name="P1"><text:span text:style-name="T6">End</text:span></text:p>
        </draw:ellipse>
        <draw:connector draw:style-name="gr25" draw:text-style-name="P13" draw:layer="layout" draw:type="curve" draw:line-skew="0.05cm" svg:x1="7.133cm" svg:y1="6.109cm" svg:x2="11.803cm" svg:y2="10.961cm" draw:start-shape="id8" draw:start-glue-point="3" draw:end-shape="id11" draw:end-glue-point="3">
          <text:p text:style-name="P1"/>
        </draw:connector>
        <draw:frame draw:style-name="gr19" draw:text-style-name="P13" draw:layer="layout" svg:width="2.334cm" svg:height="0.619cm" svg:x="7.237cm" svg:y="9.442cm">
          <draw:text-box>
            <text:p text:style-name="P1"><text:span text:style-name="T10">Exits</text:span></text:p>
          </draw:text-box>
        </draw:frame>
        <draw:frame draw:style-name="gr19" draw:text-style-name="P13" draw:layer="layout" svg:width="4.487cm" svg:height="1.855cm" svg:x="3.761cm" svg:y="9.856cm">
          <draw:text-box>
            <text:p text:style-name="P1"><text:span text:style-name="T9">Skip default data,</text:span></text:p>
            <text:p text:style-name="P1"><text:span text:style-name="T9">[2] start_value,</text:span></text:p>
            <text:p text:style-name="P1"><text:span text:style-name="T9">[2] end_value</text:span></text:p>
          </draw:text-box>
        </draw:frame>
        <draw:rect draw:style-name="gr26" draw:text-style-name="P15" draw:id="id12" draw:layer="layout" svg:width="2.386cm" svg:height="0.727cm" svg:x="20.232cm" svg:y="4.877cm">
          <text:p text:style-name="P1"><text:span text:style-name="T10">ERROR</text:span></text:p>
        </draw:rect>
        <draw:connector draw:style-name="gr25" draw:text-style-name="P13" draw:layer="layout" draw:type="curve" svg:x1="16.874cm" svg:y1="7.394cm" svg:x2="20.232cm" svg:y2="5.24cm" draw:start-shape="id9" draw:start-glue-point="0" draw:end-shape="id12" draw:end-glue-point="3">
          <text:p text:style-name="P1"/>
        </draw:connector>
        <draw:frame draw:style-name="gr19" draw:text-style-name="P15" draw:layer="layout" svg:width="3.061cm" svg:height="0.619cm" svg:x="15.823cm" svg:y="4.876cm">
          <draw:text-box>
            <text:p text:style-name="P1"><text:span text:style-name="T10">DefReadObj</text:span></text:p>
          </draw:text-box>
        </draw:frame>
        <draw:connector draw:style-name="gr25" draw:text-style-name="P15" draw:layer="layout" draw:line-skew="1.912cm 0.172cm" svg:x1="17.743cm" svg:y1="8.185cm" svg:x2="16.874cm" svg:y2="8.977cm" draw:start-shape="id9" draw:start-glue-point="1" draw:end-shape="id9" draw:end-glue-point="2">
          <text:p text:style-name="P1"/>
        </draw:connector>
        <draw:frame draw:style-name="gr19" draw:text-style-name="P15" draw:layer="layout" svg:width="2.36cm" svg:height="0.619cm" svg:x="18.495cm" svg:y="7.626cm">
          <draw:text-box>
            <text:p text:style-name="P1"><text:span text:style-name="T10">Reads</text:span></text:p>
          </draw:text-box>
        </draw:frame>
        <draw:frame draw:style-name="gr19" draw:text-style-name="P13" draw:layer="layout" svg:width="2.439cm" svg:height="0.619cm" svg:x="18.598cm" svg:y="8.456cm">
          <draw:text-box>
            <text:p text:style-name="P1"><text:span text:style-name="T9">Read</text:span></text:p>
          </draw:text-box>
        </draw:frame>
        <draw:connector draw:style-name="gr25" draw:text-style-name="P15" draw:layer="layout" draw:type="curve" svg:x1="16.005cm" svg:y1="8.185cm" svg:x2="12.672cm" svg:y2="10.17cm" draw:start-shape="id9" draw:start-glue-point="3" draw:end-shape="id11" draw:end-glue-point="0">
          <text:p text:style-name="P1"/>
        </draw:connector>
        <draw:frame draw:style-name="gr19" draw:text-style-name="P13" draw:layer="layout" svg:width="2.334cm" svg:height="0.619cm" svg:x="12.787cm" svg:y="7.989cm">
          <draw:text-box>
            <text:p text:style-name="P1"><text:span text:style-name="T10">Exits</text:span></text:p>
          </draw:text-box>
        </draw:frame>
        <draw:frame draw:style-name="gr19" draw:text-style-name="P13" draw:layer="layout" svg:width="4.487cm" svg:height="0.619cm" svg:x="13.205cm" svg:y="8.974cm">
          <draw:text-box>
            <text:p text:style-name="P1"><text:span text:style-name="T9">[2] end_value</text:span></text:p>
          </draw:text-box>
        </draw:frame>
        <draw:connector draw:style-name="gr25" draw:text-style-name="P15" draw:layer="layout" draw:line-skew="8.008cm" svg:x1="2.243cm" svg:y1="8.534cm" svg:x2="16.731cm" svg:y2="8.871cm" draw:start-shape="id7" draw:start-glue-point="2">
          <text:p text:style-name="P1"/>
        </draw:connector>
        <draw:frame draw:style-name="gr19" draw:text-style-name="P15" draw:layer="layout" svg:width="4.643cm" svg:height="0.619cm" svg:x="7.056cm" svg:y="16.394cm">
          <draw:text-box>
            <text:p text:style-name="P1"><text:span text:style-name="T10">RO, !DWO</text:span></text:p>
          </draw:text-box>
        </draw:frame>
        <draw:frame draw:style-name="gr19" draw:text-style-name="P13" draw:layer="layout" svg:width="4.747cm" svg:height="1.237cm" svg:x="7.185cm" svg:y="17.172cm">
          <draw:text-box>
            <text:p text:style-name="P1"><text:span text:style-name="T9">[2] start_value</text:span></text:p>
            <text:p text:style-name="P1"><text:span text:style-name="T9">Invoke readObject</text:span></text:p>
          </draw:text-box>
        </draw:frame>
        <draw:connector draw:style-name="gr25" draw:text-style-name="P13" draw:layer="layout" draw:line-skew="1.417cm" svg:x1="2.671cm" svg:y1="8.689cm" svg:x2="12.672cm" svg:y2="11.753cm" draw:end-shape="id11" draw:end-glue-point="2">
          <text:p text:style-name="P1"/>
        </draw:connector>
        <draw:frame draw:style-name="gr19" draw:text-style-name="P15" draw:layer="layout" svg:width="3.32cm" svg:height="0.619cm" svg:x="6.355cm" svg:y="12.969cm">
          <draw:text-box>
            <text:p text:style-name="P1"><text:span text:style-name="T10">!RO, DWO</text:span></text:p>
          </draw:text-box>
        </draw:frame>
        <draw:frame draw:style-name="gr19" draw:text-style-name="P13" draw:layer="layout" svg:width="3.994cm" svg:height="2.473cm" svg:x="6.381cm" svg:y="13.825cm">
          <draw:text-box>
            <text:p text:style-name="P1"><text:span text:style-name="T9">Read default data,</text:span></text:p>
            <text:p text:style-name="P1"><text:span text:style-name="T9">[2] start_value,</text:span></text:p>
            <text:p text:style-name="P1"><text:span text:style-name="T9">[2] end_value</text:span></text:p>
          </draw:text-box>
        </draw:frame>
        <draw:rect draw:style-name="gr26" draw:text-style-name="P15" draw:id="id13" draw:layer="layout" svg:width="2.386cm" svg:height="0.727cm" svg:x="4.591cm" svg:y="18.859cm">
          <text:p text:style-name="P1"><text:span text:style-name="T10">ERROR</text:span></text:p>
        </draw:rect>
        <draw:connector draw:style-name="gr25" draw:text-style-name="P13" draw:layer="layout" svg:x1="1.374cm" svg:y1="7.742cm" svg:x2="4.591cm" svg:y2="19.222cm" draw:start-shape="id7" draw:start-glue-point="3" draw:end-shape="id13" draw:end-glue-point="3">
          <text:p text:style-name="P1"/>
        </draw:connector>
        <draw:frame draw:style-name="gr19" draw:text-style-name="P15" draw:layer="layout" svg:width="3.164cm" svg:height="0.619cm" svg:x="1.245cm" svg:y="18.339cm">
          <draw:text-box>
            <text:p text:style-name="P1"><text:span text:style-name="T10">!RO, !DWO</text:span></text:p>
          </draw:text-box>
        </draw:frame>
        <draw:rect draw:style-name="gr27" draw:text-style-name="P15" draw:layer="layout" svg:width="6.797cm" svg:height="4.643cm" svg:x="18.935cm" svg:y="14.941cm">
          <text:p text:style-name="P1"><text:span text:style-name="T10">RO – has readObject method</text:span></text:p>
          <text:p text:style-name="P1"><text:span text:style-name="T10"/></text:p>
          <text:p text:style-name="P1"><text:span text:style-name="T10">DWO – remote called </text:span></text:p>
          <text:p text:style-name="P1"><text:span text:style-name="T10">defaultWriteObject or </text:span></text:p>
          <text:p text:style-name="P1"><text:span text:style-name="T10">writeFields</text:span></text:p>
        </draw:rect>
        <presentation:notes draw:style-name="dp2">
          <draw:page-thumbnail draw:style-name="gr1" draw:layer="layout" svg:width="12.767cm" svg:height="9.575cm" svg:x="4.411cm" svg:y="2.794cm" draw:page-number="10" presentation:class="page"/>
          <draw:frame presentation:style-name="pr4" draw:text-style-name="P1" draw:layer="layout" svg:width="15.02cm" svg:height="10.629cm" svg:x="3.292cm" svg:y="13.299cm" presentation:class="notes" presentation:placeholder="true">
            <draw:text-box/>
          </draw:frame>
        </presentation:notes>
      </draw:page>
      <draw:page draw:name="Output Implementation" draw:style-name="dp1" draw:master-page-name="Default" presentation:presentation-page-layout-name="AL2T19">
        <draw:frame presentation:style-name="pr1" draw:text-style-name="P1" draw:layer="layout" svg:width="23.911cm" svg:height="3.507cm" svg:x="2.058cm" svg:y="1.743cm" presentation:class="title">
          <draw:text-box>
            <text:p text:style-name="P1">Output Implementation</text:p>
          </draw:text-box>
        </draw:frame>
        <draw:frame draw:style-name="gr19" draw:text-style-name="P16" draw:layer="layout" svg:width="26.044cm" svg:height="15.177cm" svg:x="0.907cm" svg:y="4.383cm">
          <draw:text-box>
            <text:p text:style-name="P1"><text:span text:style-name="T11"/></text:p>
            <text:p text:style-name="P1"><text:span text:style-name="T11">io/OutputStreamHook</text:span></text:p>
            <text:p text:style-name="P1"><text:span text:style-name="T11"/></text:p>
            <text:p text:style-name="P1"><text:span text:style-name="T11"><text:s text:c="4"/></text:span><text:span text:style-name="T11">protected WriteObjectState writeObjectState = NOT_IN_WRITE_OBJECT;</text:span></text:p>
            <text:p text:style-name="P1"><text:span text:style-name="T11"><text:s text:c="4"/></text:span></text:p>
            <text:p text:style-name="P1"><text:span text:style-name="T11"><text:s text:c="4"/></text:span><text:span text:style-name="T11">protected void setState(WriteObjectState newState) {</text:span></text:p>
            <text:p text:style-name="P1"><text:span text:style-name="T11"><text:s text:c="8"/></text:span><text:span text:style-name="T11">writeObjectState = newState;</text:span></text:p>
            <text:p text:style-name="P1"><text:span text:style-name="T11"><text:s text:c="4"/></text:span><text:span text:style-name="T11">}</text:span></text:p>
            <text:p text:style-name="P1"><text:span text:style-name="T11"/></text:p>
            <text:p text:style-name="P1"><text:span text:style-name="T11"><text:s text:c="4"/></text:span><text:span text:style-name="T11">protected static class WriteObjectState {</text:span></text:p>
            <text:p text:style-name="P1"><text:span text:style-name="T11"><text:s text:c="8"/></text:span><text:span text:style-name="T11">public void enterWriteObject(OutputStreamHook stream) throws IOException {}</text:span></text:p>
            <text:p text:style-name="P1"><text:span text:style-name="T11"><text:s text:c="8"/></text:span><text:span text:style-name="T11">public void exitWriteObject(OutputStreamHook stream) throws IOException {}</text:span></text:p>
            <text:p text:style-name="P1"><text:span text:style-name="T11"><text:s text:c="8"/></text:span><text:span text:style-name="T11">public void defaultWriteObject(OutputStreamHook stream) throws IOException {}</text:span></text:p>
            <text:p text:style-name="P1"><text:span text:style-name="T11"><text:s text:c="8"/></text:span><text:span text:style-name="T11">public void writeData(OutputStreamHook stream) throws IOException {}</text:span></text:p>
            <text:p text:style-name="P1"><text:span text:style-name="T11"><text:s text:c="4"/></text:span><text:span text:style-name="T11">}</text:span></text:p>
            <text:p text:style-name="P1"><text:span text:style-name="T11"/></text:p>
            <text:p text:style-name="P1"><text:span text:style-name="T11"><text:s text:c="4"/></text:span><text:span text:style-name="T11">protected static class DefaultState extends WriteObjectState {</text:span></text:p>
            <text:p text:style-name="P1"><text:span text:style-name="T11"><text:s text:c="8"/></text:span><text:span text:style-name="T11">public void enterWriteObject(OutputStreamHook stream) throws IOException {</text:span></text:p>
            <text:p text:style-name="P1"><text:span text:style-name="T11"><text:s text:c="12"/></text:span><text:span text:style-name="T11">stream.setState(IN_WRITE_OBJECT);</text:span></text:p>
            <text:p text:style-name="P1"><text:span text:style-name="T11"><text:s text:c="8"/></text:span><text:span text:style-name="T11">}</text:span></text:p>
            <text:p text:style-name="P1"><text:span text:style-name="T11"><text:s text:c="4"/></text:span><text:span text:style-name="T11">}</text:span></text:p>
            <text:p text:style-name="P1"><text:span text:style-name="T11"/></text:p>
            <text:p text:style-name="P1"><text:span text:style-name="T11"><text:s text:c="3"/></text:span><text:span text:style-name="T11">protected static final WriteObjectState NOT_IN_WRITE_OBJECT = new DefaultState();</text:span></text:p>
            <text:p text:style-name="P1"><text:span text:style-name="T11"><text:s text:c="3"/></text:span><text:span text:style-name="T11">protected static final WriteObjectState IN_WRITE_OBJECT = new InWriteObjectState();</text:span></text:p>
            <text:p text:style-name="P1"><text:span text:style-name="T11"><text:s text:c="3"/></text:span><text:span text:style-name="T11">protected static final WriteObjectState WROTE_DEFAULT_DATA </text:span></text:p>
            <text:p text:style-name="P1"><text:span text:style-name="T11"><text:s text:c="43"/></text:span><text:span text:style-name="T11">= new WroteDefaultDataState();</text:span></text:p>
            <text:p text:style-name="P1"><text:span text:style-name="T11"><text:s text:c="3"/></text:span><text:span text:style-name="T11">protected static final WriteObjectState WROTE_CUSTOM_DATA </text:span></text:p>
            <text:p text:style-name="P1"><text:span text:style-name="T11"><text:s text:c="43"/></text:span><text:span text:style-name="T11">= new WroteCustomDataState();</text:span></text:p>
          </draw:text-box>
        </draw:frame>
        <presentation:notes draw:style-name="dp2">
          <draw:page-thumbnail draw:style-name="gr1" draw:layer="layout" svg:width="12.767cm" svg:height="9.575cm" svg:x="4.411cm" svg:y="2.794cm" draw:page-number="11" presentation:class="page"/>
          <draw:frame presentation:style-name="pr4" draw:text-style-name="P1" draw:layer="layout" svg:width="15.02cm" svg:height="10.629cm" svg:x="3.292cm" svg:y="13.299cm" presentation:class="notes" presentation:placeholder="true">
            <draw:text-box/>
          </draw:frame>
        </presentation:notes>
      </draw:page>
      <draw:page draw:name="Output Implementation 2" draw:style-name="dp1" draw:master-page-name="Default" presentation:presentation-page-layout-name="AL2T19">
        <draw:frame presentation:style-name="pr1" draw:text-style-name="P1" draw:layer="layout" svg:width="23.911cm" svg:height="3.507cm" svg:x="2.058cm" svg:y="1.743cm" presentation:class="title">
          <draw:text-box>
            <text:p text:style-name="P1">Output Implementation</text:p>
          </draw:text-box>
        </draw:frame>
        <draw:frame draw:style-name="gr19" draw:text-style-name="P16" draw:layer="layout" svg:width="26.354cm" svg:height="15.177cm" svg:x="0.856cm" svg:y="4.383cm">
          <draw:text-box>
            <text:p text:style-name="P1"><text:span text:style-name="T11"/></text:p>
            <text:p text:style-name="P1"><text:span text:style-name="T11"><text:s text:c="4"/></text:span><text:span text:style-name="T11">protected static class InWriteObjectState extends WriteObjectState {</text:span></text:p>
            <text:p text:style-name="P1"><text:span text:style-name="T11"/></text:p>
            <text:p text:style-name="P1"><text:span text:style-name="T11"><text:s text:c="8"/></text:span><text:span text:style-name="T11">public void enterWriteObject(OutputStreamHook stream) throws IOException {</text:span></text:p>
            <text:p text:style-name="P1"><text:span text:style-name="T11"><text:s text:c="12"/></text:span><text:span text:style-name="T11">throw new IOException("Internal state failure: Entered writeObject twice");</text:span></text:p>
            <text:p text:style-name="P1"><text:span text:style-name="T11"><text:s text:c="8"/></text:span><text:span text:style-name="T11">}</text:span></text:p>
            <text:p text:style-name="P1"><text:span text:style-name="T11"><text:s text:c="8"/></text:span></text:p>
            <text:p text:style-name="P1"><text:span text:style-name="T11"><text:s text:c="8"/></text:span><text:span text:style-name="T11">public void exitWriteObject(OutputStreamHook stream) throws IOException {</text:span></text:p>
            <text:p text:style-name="P1"><text:span text:style-name="T11"><text:s text:c="12"/></text:span><text:span text:style-name="T11">stream.getOrbStream().write_boolean(false);</text:span></text:p>
            <text:p text:style-name="P1"><text:span text:style-name="T11"/></text:p>
            <text:p text:style-name="P1"><text:span text:style-name="T11"><text:s text:c="12"/></text:span><text:span text:style-name="T11">if (stream.getStreamFormatVersion() == 2)</text:span></text:p>
            <text:p text:style-name="P1"><text:span text:style-name="T11"><text:s text:c="16"/></text:span><text:span text:style-name="T11">stream.getOrbStream().write_long(0);</text:span></text:p>
            <text:p text:style-name="P1"><text:span text:style-name="T11"/></text:p>
            <text:p text:style-name="P1"><text:span text:style-name="T11"><text:s text:c="12"/></text:span><text:span text:style-name="T11">stream.setState(NOT_IN_WRITE_OBJECT);</text:span></text:p>
            <text:p text:style-name="P1"><text:span text:style-name="T11"><text:s text:c="8"/></text:span><text:span text:style-name="T11">}</text:span></text:p>
            <text:p text:style-name="P1"><text:span text:style-name="T11"/></text:p>
            <text:p text:style-name="P1"><text:span text:style-name="T11"><text:s text:c="8"/></text:span><text:span text:style-name="T11">public void defaultWriteObject(OutputStreamHook stream) throws IOException {</text:span></text:p>
            <text:p text:style-name="P1"><text:span text:style-name="T11"><text:s text:c="12"/></text:span><text:span text:style-name="T11">stream.getOrbStream().write_boolean(true);</text:span></text:p>
            <text:p text:style-name="P1"><text:span text:style-name="T11"/></text:p>
            <text:p text:style-name="P1"><text:span text:style-name="T11"><text:s text:c="12"/></text:span><text:span text:style-name="T11">stream.setState(WROTE_DEFAULT_DATA);</text:span></text:p>
            <text:p text:style-name="P1"><text:span text:style-name="T11"><text:s text:c="8"/></text:span><text:span text:style-name="T11">}</text:span></text:p>
            <text:p text:style-name="P1"><text:span text:style-name="T11"/></text:p>
            <text:p text:style-name="P1"><text:span text:style-name="T11"><text:s text:c="8"/></text:span><text:span text:style-name="T11">public void writeData(OutputStreamHook stream) throws IOException {</text:span></text:p>
            <text:p text:style-name="P1"><text:span text:style-name="T11"><text:s text:c="12"/></text:span><text:span text:style-name="T11">stream.getOrbStream().write_boolean(false);</text:span></text:p>
            <text:p text:style-name="P1"><text:span text:style-name="T11"><text:s text:c="12"/></text:span><text:span text:style-name="T11">stream.beginOptionalCustomData();</text:span></text:p>
            <text:p text:style-name="P1"><text:span text:style-name="T11"><text:s text:c="12"/></text:span><text:span text:style-name="T11">stream.setState(WROTE_CUSTOM_DATA);</text:span></text:p>
            <text:p text:style-name="P1"><text:span text:style-name="T11"><text:s text:c="8"/></text:span><text:span text:style-name="T11">}</text:span></text:p>
            <text:p text:style-name="P1"><text:span text:style-name="T11"><text:s text:c="4"/></text:span><text:span text:style-name="T11">}</text:span></text:p>
          </draw:text-box>
        </draw:frame>
        <presentation:notes draw:style-name="dp2">
          <draw:page-thumbnail draw:style-name="gr1" draw:layer="layout" svg:width="12.767cm" svg:height="9.575cm" svg:x="4.411cm" svg:y="2.794cm" draw:page-number="12" presentation:class="page"/>
          <draw:frame presentation:style-name="pr4" draw:text-style-name="P1" draw:layer="layout" svg:width="15.02cm" svg:height="10.629cm" svg:x="3.292cm" svg:y="13.299cm" presentation:class="notes" presentation:placeholder="true">
            <draw:text-box/>
          </draw:frame>
        </presentation:notes>
      </draw:page>
      <draw:page draw:name="Output Implementation 3" draw:style-name="dp1" draw:master-page-name="Default" presentation:presentation-page-layout-name="AL2T19">
        <draw:frame presentation:style-name="pr1" draw:text-style-name="P1" draw:layer="layout" svg:width="23.911cm" svg:height="3.507cm" svg:x="2.058cm" svg:y="1.743cm" presentation:class="title">
          <draw:text-box>
            <text:p text:style-name="P1">Output Implementation</text:p>
          </draw:text-box>
        </draw:frame>
        <draw:frame draw:style-name="gr19" draw:text-style-name="P16" draw:layer="layout" svg:width="25.862cm" svg:height="11.383cm" svg:x="0.933cm" svg:y="4.15cm">
          <draw:text-box>
            <text:p text:style-name="P1"><text:span text:style-name="T11"/></text:p>
            <text:p text:style-name="P1"><text:span text:style-name="T11"/></text:p>
            <text:p text:style-name="P1"><text:span text:style-name="T11"><text:s text:c="4"/></text:span><text:span text:style-name="T11">protected static class WroteDefaultDataState extends InWriteObjectState {</text:span></text:p>
            <text:p text:style-name="P1"><text:span text:style-name="T11"><text:s text:c="8"/></text:span></text:p>
            <text:p text:style-name="P1"><text:span text:style-name="T11"><text:s text:c="8"/></text:span><text:span text:style-name="T11">public void exitWriteObject(OutputStreamHook stream) throws IOException {</text:span></text:p>
            <text:p text:style-name="P1"><text:span text:style-name="T11"><text:s text:c="12"/></text:span><text:span text:style-name="T11">if (stream.getStreamFormatVersion() == 2)</text:span></text:p>
            <text:p text:style-name="P1"><text:span text:style-name="T11"><text:s text:c="16"/></text:span><text:span text:style-name="T11">stream.getOrbStream().write_long(0);</text:span></text:p>
            <text:p text:style-name="P1"><text:span text:style-name="T11"><text:s text:c="12"/></text:span></text:p>
            <text:p text:style-name="P1"><text:span text:style-name="T11"><text:s text:c="12"/></text:span><text:span text:style-name="T11">stream.setState(NOT_IN_WRITE_OBJECT);</text:span></text:p>
            <text:p text:style-name="P1"><text:span text:style-name="T11"><text:s text:c="8"/></text:span><text:span text:style-name="T11">}</text:span></text:p>
            <text:p text:style-name="P1"><text:span text:style-name="T11"/></text:p>
            <text:p text:style-name="P1"><text:span text:style-name="T11"><text:s text:c="8"/></text:span><text:span text:style-name="T11">public void defaultWriteObject(OutputStreamHook stream) throws IOException {</text:span></text:p>
            <text:p text:style-name="P1"><text:span text:style-name="T11"><text:s text:c="12"/></text:span><text:span text:style-name="T11">throw new IOException("Called defaultWriteObject/writeFields twice");</text:span></text:p>
            <text:p text:style-name="P1"><text:span text:style-name="T11"><text:s text:c="8"/></text:span><text:span text:style-name="T11">}</text:span></text:p>
            <text:p text:style-name="P1"><text:span text:style-name="T11"/></text:p>
            <text:p text:style-name="P1"><text:span text:style-name="T11"><text:s text:c="8"/></text:span><text:span text:style-name="T11">public void writeData(OutputStreamHook stream) throws IOException {</text:span></text:p>
            <text:p text:style-name="P1"><text:span text:style-name="T11"><text:s text:c="12"/></text:span><text:span text:style-name="T11">stream.beginOptionalCustomData();</text:span></text:p>
            <text:p text:style-name="P1"><text:span text:style-name="T11"><text:s text:c="12"/></text:span></text:p>
            <text:p text:style-name="P1"><text:span text:style-name="T11"><text:s text:c="12"/></text:span><text:span text:style-name="T11">stream.setState(WROTE_CUSTOM_DATA);</text:span></text:p>
            <text:p text:style-name="P1"><text:span text:style-name="T11"><text:s text:c="8"/></text:span><text:span text:style-name="T11">}</text:span></text:p>
            <text:p text:style-name="P1"><text:span text:style-name="T11"><text:s text:c="4"/></text:span><text:span text:style-name="T11">}</text:span></text:p>
          </draw:text-box>
        </draw:frame>
        <presentation:notes draw:style-name="dp2">
          <draw:page-thumbnail draw:style-name="gr1" draw:layer="layout" svg:width="12.767cm" svg:height="9.575cm" svg:x="4.411cm" svg:y="2.794cm" draw:page-number="13" presentation:class="page"/>
          <draw:frame presentation:style-name="pr4" draw:text-style-name="P1" draw:layer="layout" svg:width="15.02cm" svg:height="10.629cm" svg:x="3.292cm" svg:y="13.299cm" presentation:class="notes" presentation:placeholder="true">
            <draw:text-box/>
          </draw:frame>
        </presentation:notes>
      </draw:page>
      <draw:page draw:name="Output Implementation 4" draw:style-name="dp1" draw:master-page-name="Default" presentation:presentation-page-layout-name="AL2T19">
        <draw:frame presentation:style-name="pr1" draw:text-style-name="P1" draw:layer="layout" svg:width="23.911cm" svg:height="3.507cm" svg:x="2.058cm" svg:y="1.743cm" presentation:class="title">
          <draw:text-box>
            <text:p text:style-name="P1">Output Implementation 4</text:p>
          </draw:text-box>
        </draw:frame>
        <draw:frame draw:style-name="gr19" draw:text-style-name="P16" draw:layer="layout" svg:width="26.381cm" svg:height="9.215cm" svg:x="1.063cm" svg:y="4.539cm">
          <draw:text-box>
            <text:p text:style-name="P1"><text:span text:style-name="T11"/></text:p>
            <text:p text:style-name="P1"><text:span text:style-name="T11">protected static class WroteCustomDataState extends InWriteObjectState {</text:span></text:p>
            <text:p text:style-name="P1"><text:span text:style-name="T11"/></text:p>
            <text:p text:style-name="P1"><text:span text:style-name="T11"><text:s text:c="4"/></text:span><text:span text:style-name="T11">public void exitWriteObject(OutputStreamHook stream) throws IOException {</text:span></text:p>
            <text:p text:style-name="P1"><text:span text:style-name="T11"><text:s text:c="8"/></text:span><text:span text:style-name="T11">if (stream.getStreamFormatVersion() == 2)</text:span></text:p>
            <text:p text:style-name="P1"><text:span text:style-name="T11"><text:s text:c="11"/></text:span><text:span text:style-name="T11">((org.omg.CORBA.portable.ValueOutputStream)stream.getOrbStream()).end_value();</text:span></text:p>
            <text:p text:style-name="P1"><text:span text:style-name="T11"/></text:p>
            <text:p text:style-name="P1"><text:span text:style-name="T11"><text:s text:c="8"/></text:span><text:span text:style-name="T11">stream.setState(NOT_IN_WRITE_OBJECT);</text:span></text:p>
            <text:p text:style-name="P1"><text:span text:style-name="T11"><text:s text:c="4"/></text:span><text:span text:style-name="T11">}</text:span></text:p>
            <text:p text:style-name="P1"><text:span text:style-name="T11"/></text:p>
            <text:p text:style-name="P1"><text:span text:style-name="T11"><text:s text:c="4"/></text:span><text:span text:style-name="T11">public void defaultWriteObject(OutputStreamHook stream) throws IOException {</text:span></text:p>
            <text:p text:style-name="P1"><text:span text:style-name="T11"><text:s text:c="7"/></text:span><text:span text:style-name="T11">throw new IOException("Cannot call defaultWriteObject/writeFields after writing custom data in RMI-IIOP");</text:span></text:p>
            <text:p text:style-name="P1"><text:span text:style-name="T11"><text:s text:c="4"/></text:span><text:span text:style-name="T11">}</text:span></text:p>
            <text:p text:style-name="P1"><text:span text:style-name="T11"/></text:p>
            <text:p text:style-name="P1"><text:span text:style-name="T11"><text:s text:c="4"/></text:span><text:span text:style-name="T11">public void writeData(OutputStreamHook stream) throws IOException {}</text:span></text:p>
            <text:p text:style-name="P1"><text:span text:style-name="T11">}</text:span></text:p>
          </draw:text-box>
        </draw:frame>
        <presentation:notes draw:style-name="dp2">
          <draw:page-thumbnail draw:style-name="gr1" draw:layer="layout" svg:width="12.767cm" svg:height="9.575cm" svg:x="4.411cm" svg:y="2.794cm" draw:page-number="14" presentation:class="page"/>
          <draw:frame presentation:style-name="pr4" draw:text-style-name="P1" draw:layer="layout" svg:width="15.02cm" svg:height="10.629cm" svg:x="3.292cm" svg:y="13.299cm" presentation:class="notes" presentation:placeholder="true">
            <draw:text-box/>
          </draw:frame>
        </presentation:notes>
      </draw:page>
      <draw:page draw:name="Output Implementation 5" draw:style-name="dp1" draw:master-page-name="Default" presentation:presentation-page-layout-name="AL2T19">
        <draw:frame presentation:style-name="pr1" draw:text-style-name="P1" draw:layer="layout" svg:width="23.911cm" svg:height="3.507cm" svg:x="2.058cm" svg:y="1.743cm" presentation:class="title">
          <draw:text-box>
            <text:p text:style-name="P1">Output Implementation 5</text:p>
          </draw:text-box>
        </draw:frame>
        <draw:frame draw:style-name="gr19" draw:text-style-name="P15" draw:layer="layout" svg:width="26.277cm" svg:height="11.763cm" svg:x="0.985cm" svg:y="4.539cm">
          <draw:text-box>
            <text:p text:style-name="P1"><text:span text:style-name="T10"/></text:p>
            <text:p text:style-name="P1"><text:span text:style-name="T10">Example 1:</text:span></text:p>
            <text:p text:style-name="P1"><text:span text:style-name="T10"/></text:p>
            <text:p text:style-name="P1"><text:span text:style-name="T11"><text:s text:c="4"/></text:span><text:span text:style-name="T11">public final void write(byte b[]) throws IOException {</text:span></text:p>
            <text:p text:style-name="P1"><text:span text:style-name="T11"><text:s text:c="8"/></text:span><text:span text:style-name="T11">try {</text:span></text:p>
            <text:p text:style-name="P1"><text:span text:style-name="T11"><text:s text:c="12"/></text:span><text:span text:style-name="T11">writeObjectState.writeData(this);</text:span></text:p>
            <text:p text:style-name="P1"><text:span text:style-name="T11"/></text:p>
            <text:p text:style-name="P1"><text:span text:style-name="T11"><text:s text:c="12"/></text:span><text:span text:style-name="T11">orbStream.write_octet_array(b, 0, b.length);</text:span></text:p>
            <text:p text:style-name="P1"><text:span text:style-name="T11"><text:s text:c="8"/></text:span><text:span text:style-name="T11">} catch(Error e) {</text:span></text:p>
            <text:p text:style-name="P1"><text:span text:style-name="T11"><text:tab/></text:span><text:span text:style-name="T11"><text:tab/></text:span><text:span text:style-name="T11"> <text:s text:c="3"/></text:span><text:span text:style-name="T11">throw new IOException(e.getMessage());</text:span></text:p>
            <text:p text:style-name="P1"><text:span text:style-name="T11"><text:tab/></text:span><text:span text:style-name="T11"> <text:s text:c="3"/></text:span><text:span text:style-name="T11">}</text:span></text:p>
            <text:p text:style-name="P1"><text:span text:style-name="T11"><text:s text:c="4"/></text:span><text:span text:style-name="T11">}</text:span></text:p>
            <text:p text:style-name="P1"><text:span text:style-name="T11"/></text:p>
            <text:p text:style-name="P1"><text:span text:style-name="T10">Example 2:</text:span></text:p>
            <text:p text:style-name="P1"><text:span text:style-name="T10"/></text:p>
            <text:p text:style-name="P1"><text:span text:style-name="T11"><text:s text:c="4"/></text:span><text:span text:style-name="T11">public void writeFields() throws IOException {</text:span></text:p>
            <text:p text:style-name="P1"><text:span text:style-name="T11"/></text:p>
            <text:p text:style-name="P1"><text:span text:style-name="T11"><text:s text:c="8"/></text:span><text:span text:style-name="T11">writeObjectState.defaultWriteObject(this);</text:span></text:p>
            <text:p text:style-name="P1"><text:span text:style-name="T11"/></text:p>
            <text:p text:style-name="P1"><text:span text:style-name="T11"><text:s text:c="8"/></text:span><text:span text:style-name="T11">putFields.write(this);</text:span></text:p>
            <text:p text:style-name="P1"><text:span text:style-name="T11"><text:s text:c="4"/></text:span><text:span text:style-name="T11">}</text:span></text:p>
          </draw:text-box>
        </draw:frame>
        <presentation:notes draw:style-name="dp2">
          <draw:page-thumbnail draw:style-name="gr1" draw:layer="layout" svg:width="12.767cm" svg:height="9.575cm" svg:x="4.411cm" svg:y="2.794cm" draw:page-number="15" presentation:class="page"/>
          <draw:frame presentation:style-name="pr4" draw:text-style-name="P1" draw:layer="layout" svg:width="15.02cm" svg:height="10.629cm" svg:x="3.292cm" svg:y="13.299cm" presentation:class="notes" presentation:placeholder="true">
            <draw:text-box/>
          </draw:frame>
        </presentation:notes>
      </draw:page>
      <draw:page draw:name="Input Implementation" draw:style-name="dp1" draw:master-page-name="Default" presentation:presentation-page-layout-name="AL2T19">
        <draw:frame presentation:style-name="pr1" draw:text-style-name="P1" draw:layer="layout" svg:width="23.911cm" svg:height="3.507cm" svg:x="2.058cm" svg:y="1.743cm" presentation:class="title">
          <draw:text-box>
            <text:p text:style-name="P1">Input Implementation</text:p>
          </draw:text-box>
        </draw:frame>
        <draw:frame draw:style-name="gr19" draw:text-style-name="P16" draw:layer="layout" svg:width="26.433cm" svg:height="13.009cm" svg:x="1.037cm" svg:y="4.876cm">
          <draw:text-box>
            <text:p text:style-name="P1"><text:span text:style-name="T11">io/InputStreamHook</text:span></text:p>
            <text:p text:style-name="P1"><text:span text:style-name="T11"/></text:p>
            <text:p text:style-name="P1"><text:span text:style-name="T11"/></text:p>
            <text:p text:style-name="P1"><text:span text:style-name="T11">protected static class ReadObjectState {</text:span></text:p>
            <text:p text:style-name="P1"><text:span text:style-name="T11"><text:s text:c="4"/></text:span><text:span text:style-name="T11">public void beginUnmarshalCustomValue(InputStreamHook stream,</text:span></text:p>
            <text:p text:style-name="P1"><text:span text:style-name="T11"><text:s text:c="42"/></text:span><text:span text:style-name="T11">boolean calledDefaultWriteObject,</text:span></text:p>
            <text:p text:style-name="P1"><text:span text:style-name="T11"><text:s text:c="42"/></text:span><text:span text:style-name="T11">boolean hasReadObject) throws IOException {}</text:span></text:p>
            <text:p text:style-name="P1"><text:span text:style-name="T11"/></text:p>
            <text:p text:style-name="P1"><text:span text:style-name="T11"><text:s text:c="4"/></text:span><text:span text:style-name="T11">public void endUnmarshalCustomValue(InputStreamHook stream) throws IOException {}</text:span></text:p>
            <text:p text:style-name="P1"><text:span text:style-name="T11"><text:s text:c="4"/></text:span><text:span text:style-name="T11">public void beginDefaultReadObject(InputStreamHook stream) throws IOException {}</text:span></text:p>
            <text:p text:style-name="P1"><text:span text:style-name="T11"><text:s text:c="4"/></text:span><text:span text:style-name="T11">public void endDefaultReadObject(InputStreamHook stream) throws IOException {}</text:span></text:p>
            <text:p text:style-name="P1"><text:span text:style-name="T11"><text:s text:c="4"/></text:span><text:span text:style-name="T11">public void readData(InputStreamHook stream) throws IOException {}</text:span></text:p>
            <text:p text:style-name="P1"><text:span text:style-name="T11">}</text:span></text:p>
            <text:p text:style-name="P1"><text:span text:style-name="T11"/></text:p>
            <text:p text:style-name="P1"><text:span text:style-name="T11">protected ReadObjectState readObjectState = DEFAULT_STATE;</text:span></text:p>
            <text:p text:style-name="P1"><text:span text:style-name="T11"><text:s text:c="4"/></text:span></text:p>
            <text:p text:style-name="P1"><text:span text:style-name="T11">protected static final ReadObjectState DEFAULT_STATE = new DefaultState();</text:span></text:p>
            <text:p text:style-name="P1"><text:span text:style-name="T11">protected static final ReadObjectState IN_READ_OBJECT_OPT_DATA </text:span></text:p>
            <text:p text:style-name="P1"><text:span text:style-name="T11"><text:s text:c="4"/></text:span><text:span text:style-name="T11">= new InReadObjectOptionalDataState();</text:span></text:p>
            <text:p text:style-name="P1"><text:span text:style-name="T11">protected static final ReadObjectState IN_READ_OBJECT_DEFAULTS_SENT</text:span></text:p>
            <text:p text:style-name="P1"><text:span text:style-name="T11"><text:s text:c="4"/></text:span><text:span text:style-name="T11">= new InReadObjectDefaultsSentState();</text:span></text:p>
            <text:p text:style-name="P1"><text:span text:style-name="T11">protected static final ReadObjectState NO_READ_OBJECT_DEFAULTS_SENT</text:span></text:p>
            <text:p text:style-name="P1"><text:span text:style-name="T11"><text:s text:c="4"/></text:span><text:span text:style-name="T11">= new NoReadObjectDefaultsSentState();</text:span></text:p>
            <text:p text:style-name="P1"><text:span text:style-name="T11"/></text:p>
          </draw:text-box>
        </draw:frame>
        <presentation:notes draw:style-name="dp2">
          <draw:page-thumbnail draw:style-name="gr1" draw:layer="layout" svg:width="12.767cm" svg:height="9.575cm" svg:x="4.411cm" svg:y="2.794cm" draw:page-number="16" presentation:class="page"/>
          <draw:frame presentation:style-name="pr4" draw:text-style-name="P1" draw:layer="layout" svg:width="15.02cm" svg:height="10.629cm" svg:x="3.292cm" svg:y="13.299cm" presentation:class="notes" presentation:placeholder="true">
            <draw:text-box/>
          </draw:frame>
        </presentation:notes>
      </draw:page>
      <draw:page draw:name="Input Implementation 2" draw:style-name="dp1" draw:master-page-name="Default" presentation:presentation-page-layout-name="AL2T19">
        <draw:frame presentation:style-name="pr1" draw:text-style-name="P1" draw:layer="layout" svg:width="23.911cm" svg:height="3.507cm" svg:x="2.058cm" svg:y="1.743cm" presentation:class="title">
          <draw:text-box>
            <text:p text:style-name="P1">Input Implementation</text:p>
          </draw:text-box>
        </draw:frame>
        <draw:frame draw:style-name="gr19" draw:text-style-name="P16" draw:layer="layout" svg:width="26.484cm" svg:height="13.009cm" svg:x="0.7cm" svg:y="4.669cm">
          <draw:text-box>
            <text:p text:style-name="P1"><text:span text:style-name="T11"><text:s text:c="4"/></text:span><text:span text:style-name="T11">protected static class DefaultState extends ReadObjectState {</text:span></text:p>
            <text:p text:style-name="P1"><text:span text:style-name="T11"/></text:p>
            <text:p text:style-name="P1"><text:span text:style-name="T11"><text:s text:c="8"/></text:span><text:span text:style-name="T11">public void beginUnmarshalCustomValue(InputStreamHook stream,</text:span></text:p>
            <text:p text:style-name="P1"><text:span text:style-name="T11"><text:s text:c="46"/></text:span><text:span text:style-name="T11">boolean calledDefaultWriteObject,</text:span></text:p>
            <text:p text:style-name="P1"><text:span text:style-name="T11"><text:s text:c="46"/></text:span><text:span text:style-name="T11">boolean hasReadObject)</text:span></text:p>
            <text:p text:style-name="P1"><text:span text:style-name="T11"><text:s text:c="12"/></text:span><text:span text:style-name="T11">throws IOException {</text:span></text:p>
            <text:p text:style-name="P1"><text:span text:style-name="T11"/></text:p>
            <text:p text:style-name="P1"><text:span text:style-name="T11"><text:s text:c="12"/></text:span><text:span text:style-name="T11">if (hasReadObject) {</text:span></text:p>
            <text:p text:style-name="P1"><text:span text:style-name="T11"><text:s text:c="16"/></text:span><text:span text:style-name="T11">if (calledDefaultWriteObject)</text:span></text:p>
            <text:p text:style-name="P1"><text:span text:style-name="T11"><text:s text:c="20"/></text:span><text:span text:style-name="T11">stream.setState(IN_READ_OBJECT_DEFAULTS_SENT);</text:span></text:p>
            <text:p text:style-name="P1"><text:span text:style-name="T11"><text:s text:c="16"/></text:span><text:span text:style-name="T11">else {</text:span></text:p>
            <text:p text:style-name="P1"><text:span text:style-name="T11"><text:s text:c="20"/></text:span><text:span text:style-name="T11">if (stream.getStreamFormatVersion() == 2)</text:span></text:p>
            <text:p text:style-name="P1"><text:span text:style-name="T11"><text:s text:c="24"/></text:span><text:span text:style-name="T11">((ValueInputStream)stream.getOrbStream()).start_value();</text:span></text:p>
            <text:p text:style-name="P1"><text:span text:style-name="T11"/></text:p>
            <text:p text:style-name="P1"><text:span text:style-name="T11"><text:s text:c="20"/></text:span><text:span text:style-name="T11">stream.setState(IN_READ_OBJECT_OPT_DATA);</text:span></text:p>
            <text:p text:style-name="P1"><text:span text:style-name="T11"><text:s text:c="16"/></text:span><text:span text:style-name="T11">}</text:span></text:p>
            <text:p text:style-name="P1"><text:span text:style-name="T11"><text:s text:c="12"/></text:span><text:span text:style-name="T11">} else {</text:span></text:p>
            <text:p text:style-name="P1"><text:span text:style-name="T11"><text:s text:c="16"/></text:span><text:span text:style-name="T11">if (calledDefaultWriteObject)</text:span></text:p>
            <text:p text:style-name="P1"><text:span text:style-name="T11"><text:s text:c="20"/></text:span><text:span text:style-name="T11">stream.setState(NO_READ_OBJECT_DEFAULTS_SENT);</text:span></text:p>
            <text:p text:style-name="P1"><text:span text:style-name="T11"><text:s text:c="16"/></text:span><text:span text:style-name="T11">else</text:span></text:p>
            <text:p text:style-name="P1"><text:span text:style-name="T11"><text:s text:c="20"/></text:span><text:span text:style-name="T11">throw new StreamCorruptedException("No default data sent");</text:span></text:p>
            <text:p text:style-name="P1"><text:span text:style-name="T11"><text:s text:c="12"/></text:span><text:span text:style-name="T11">}</text:span></text:p>
            <text:p text:style-name="P1"><text:span text:style-name="T11"><text:s text:c="8"/></text:span><text:span text:style-name="T11">}</text:span></text:p>
            <text:p text:style-name="P1"><text:span text:style-name="T11"><text:s text:c="4"/></text:span><text:span text:style-name="T11">}</text:span></text:p>
          </draw:text-box>
        </draw:frame>
        <presentation:notes draw:style-name="dp2">
          <draw:page-thumbnail draw:style-name="gr1" draw:layer="layout" svg:width="12.767cm" svg:height="9.575cm" svg:x="4.411cm" svg:y="2.794cm" draw:page-number="17" presentation:class="page"/>
          <draw:frame presentation:style-name="pr4" draw:text-style-name="P1" draw:layer="layout" svg:width="15.02cm" svg:height="10.629cm" svg:x="3.292cm" svg:y="13.299cm" presentation:class="notes" presentation:placeholder="true">
            <draw:text-box/>
          </draw:frame>
        </presentation:notes>
      </draw:page>
      <draw:page draw:name="Input Implementation 3" draw:style-name="dp1" draw:master-page-name="Default" presentation:presentation-page-layout-name="AL2T19">
        <draw:frame presentation:style-name="pr1" draw:text-style-name="P1" draw:layer="layout" svg:width="23.911cm" svg:height="3.507cm" svg:x="2.058cm" svg:y="1.743cm" presentation:class="title">
          <draw:text-box>
            <text:p text:style-name="P1">Input Implementation</text:p>
          </draw:text-box>
        </draw:frame>
        <draw:frame draw:style-name="gr19" draw:text-style-name="P16" draw:layer="layout" svg:width="26.64cm" svg:height="16.261cm" svg:x="0.7cm" svg:y="4.695cm">
          <draw:text-box>
            <text:p text:style-name="P1"><text:span text:style-name="T11"><text:s text:c="4"/></text:span><text:span text:style-name="T11">protected static class InReadObjectDefaultsSentState extends ReadObjectState {</text:span></text:p>
            <text:p text:style-name="P1"><text:span text:style-name="T11"><text:s text:c="8"/></text:span></text:p>
            <text:p text:style-name="P1"><text:span text:style-name="T11"><text:s text:c="8"/></text:span><text:span text:style-name="T11">public void beginUnmarshalCustomValue(InputStreamHook stream,</text:span></text:p>
            <text:p text:style-name="P1"><text:span text:style-name="T11"><text:s text:c="46"/></text:span><text:span text:style-name="T11">boolean calledDefaultWriteObject,</text:span></text:p>
            <text:p text:style-name="P1"><text:span text:style-name="T11"><text:s text:c="46"/></text:span><text:span text:style-name="T11">boolean hasReadObject) {</text:span></text:p>
            <text:p text:style-name="P1"><text:span text:style-name="T11"><text:s text:c="12"/></text:span><text:span text:style-name="T11">throw new INTERNAL("State should be saved and reset first");</text:span></text:p>
            <text:p text:style-name="P1"><text:span text:style-name="T11"><text:s text:c="8"/></text:span><text:span text:style-name="T11">}</text:span></text:p>
            <text:p text:style-name="P1"><text:span text:style-name="T11"/></text:p>
            <text:p text:style-name="P1"><text:span text:style-name="T11"><text:s text:c="8"/></text:span><text:span text:style-name="T11">public void endUnmarshalCustomValue(InputStreamHook stream) {</text:span></text:p>
            <text:p text:style-name="P1"><text:span text:style-name="T11"/></text:p>
            <text:p text:style-name="P1"><text:span text:style-name="T11"><text:s text:c="12"/></text:span><text:span text:style-name="T11">if (stream.getStreamFormatVersion() == 2) {</text:span></text:p>
            <text:p text:style-name="P1"><text:span text:style-name="T11"><text:s text:c="16"/></text:span><text:span text:style-name="T11">((ValueInputStream)stream.getOrbStream()).start_value();</text:span></text:p>
            <text:p text:style-name="P1"><text:span text:style-name="T11"><text:s text:c="16"/></text:span><text:span text:style-name="T11">((ValueInputStream)stream.getOrbStream()).end_value();</text:span></text:p>
            <text:p text:style-name="P1"><text:span text:style-name="T11"><text:s text:c="12"/></text:span><text:span text:style-name="T11">}</text:span></text:p>
            <text:p text:style-name="P1"><text:span text:style-name="T11"/></text:p>
            <text:p text:style-name="P1"><text:span text:style-name="T11"><text:s text:c="12"/></text:span><text:span text:style-name="T11">stream.setState(DEFAULT_STATE);</text:span></text:p>
            <text:p text:style-name="P1"><text:span text:style-name="T11"><text:s text:c="8"/></text:span><text:span text:style-name="T11">}</text:span></text:p>
            <text:p text:style-name="P1"><text:span text:style-name="T11"/></text:p>
            <text:p text:style-name="P1"><text:span text:style-name="T11"><text:s text:c="8"/></text:span><text:span text:style-name="T11">public void endDefaultReadObject(InputStreamHook stream) throws IOException {</text:span></text:p>
            <text:p text:style-name="P1"><text:span text:style-name="T11"/></text:p>
            <text:p text:style-name="P1"><text:span text:style-name="T11"><text:s text:c="12"/></text:span><text:span text:style-name="T11">if (stream.getStreamFormatVersion() == 2) </text:span></text:p>
            <text:p text:style-name="P1"><text:span text:style-name="T11"><text:s text:c="16"/></text:span><text:span text:style-name="T11">((ValueInputStream)stream.getOrbStream()).start_value();</text:span></text:p>
            <text:p text:style-name="P1"><text:span text:style-name="T11"/></text:p>
            <text:p text:style-name="P1"><text:span text:style-name="T11"><text:s text:c="12"/></text:span><text:span text:style-name="T11">stream.setState(IN_READ_OBJECT_OPT_DATA);</text:span></text:p>
            <text:p text:style-name="P1"><text:span text:style-name="T11"><text:s text:c="8"/></text:span><text:span text:style-name="T11">}</text:span></text:p>
            <text:p text:style-name="P1"><text:span text:style-name="T11"/></text:p>
            <text:p text:style-name="P1"><text:span text:style-name="T11"><text:s text:c="8"/></text:span><text:span text:style-name="T11">public void readData(InputStreamHook stream) throws IOException {</text:span></text:p>
            <text:p text:style-name="P1"><text:span text:style-name="T11"><text:s text:c="12"/></text:span><text:span text:style-name="T11">throw new StreamCorruptedException("Default data must be read first");</text:span></text:p>
            <text:p text:style-name="P1"><text:span text:style-name="T11"><text:s text:c="8"/></text:span><text:span text:style-name="T11">}</text:span></text:p>
            <text:p text:style-name="P1"><text:span text:style-name="T11"><text:s text:c="4"/></text:span><text:span text:style-name="T11">}</text:span></text:p>
          </draw:text-box>
        </draw:frame>
        <presentation:notes draw:style-name="dp2">
          <draw:page-thumbnail draw:style-name="gr1" draw:layer="layout" svg:width="12.767cm" svg:height="9.575cm" svg:x="4.411cm" svg:y="2.794cm" draw:page-number="18" presentation:class="page"/>
          <draw:frame presentation:style-name="pr4" draw:text-style-name="P1" draw:layer="layout" svg:width="15.02cm" svg:height="10.629cm" svg:x="3.292cm" svg:y="13.299cm" presentation:class="notes" presentation:placeholder="true">
            <draw:text-box/>
          </draw:frame>
        </presentation:notes>
      </draw:page>
      <draw:page draw:name="Input Implementation 4" draw:style-name="dp1" draw:master-page-name="Default" presentation:presentation-page-layout-name="AL2T19">
        <draw:frame presentation:style-name="pr1" draw:text-style-name="P1" draw:layer="layout" svg:width="23.911cm" svg:height="3.507cm" svg:x="2.058cm" svg:y="1.743cm" presentation:class="title">
          <draw:text-box>
            <text:p text:style-name="P1">Input Implementation</text:p>
          </draw:text-box>
        </draw:frame>
        <draw:frame draw:style-name="gr19" draw:text-style-name="P16" draw:layer="layout" svg:width="26.666cm" svg:height="12.467cm" svg:x="0.596cm" svg:y="4.487cm">
          <draw:text-box>
            <text:p text:style-name="P1"><text:span text:style-name="T11"/></text:p>
            <text:p text:style-name="P1"><text:span text:style-name="T11"><text:s text:c="4"/></text:span><text:span text:style-name="T11">protected static class InReadObjectOptionalDataState extends ReadObjectState {</text:span></text:p>
            <text:p text:style-name="P1"><text:span text:style-name="T11"/></text:p>
            <text:p text:style-name="P1"><text:span text:style-name="T11"><text:s text:c="8"/></text:span><text:span text:style-name="T11">public void beginUnmarshalCustomValue(InputStreamHook stream,</text:span></text:p>
            <text:p text:style-name="P1"><text:span text:style-name="T11"><text:s text:c="46"/></text:span><text:span text:style-name="T11">boolean calledDefaultWriteObject,</text:span></text:p>
            <text:p text:style-name="P1"><text:span text:style-name="T11"><text:s text:c="46"/></text:span><text:span text:style-name="T11">boolean hasReadObject) {</text:span></text:p>
            <text:p text:style-name="P1"><text:span text:style-name="T11"><text:s text:c="12"/></text:span><text:span text:style-name="T11">throw new INTERNAL("State should be saved and reset first");</text:span></text:p>
            <text:p text:style-name="P1"><text:span text:style-name="T11"><text:s text:c="8"/></text:span><text:span text:style-name="T11">}</text:span></text:p>
            <text:p text:style-name="P1"><text:span text:style-name="T11"/></text:p>
            <text:p text:style-name="P1"><text:span text:style-name="T11"><text:s text:c="8"/></text:span><text:span text:style-name="T11">public void endUnmarshalCustomValue(InputStreamHook stream) throws IOException {</text:span></text:p>
            <text:p text:style-name="P1"><text:span text:style-name="T11"/></text:p>
            <text:p text:style-name="P1"><text:span text:style-name="T11"><text:s text:c="12"/></text:span><text:span text:style-name="T11">if (stream.getStreamFormatVersion() == 2)</text:span></text:p>
            <text:p text:style-name="P1"><text:span text:style-name="T11"><text:s text:c="16"/></text:span><text:span text:style-name="T11">((ValueInputStream)stream.getOrbStream()).end_value();</text:span></text:p>
            <text:p text:style-name="P1"><text:span text:style-name="T11"/></text:p>
            <text:p text:style-name="P1"><text:span text:style-name="T11"><text:s text:c="12"/></text:span><text:span text:style-name="T11">stream.setState(DEFAULT_STATE);</text:span></text:p>
            <text:p text:style-name="P1"><text:span text:style-name="T11"><text:s text:c="8"/></text:span><text:span text:style-name="T11">}</text:span></text:p>
            <text:p text:style-name="P1"><text:span text:style-name="T11"><text:s text:c="8"/></text:span></text:p>
            <text:p text:style-name="P1"><text:span text:style-name="T11"><text:s text:c="8"/></text:span><text:span text:style-name="T11">public void beginDefaultReadObject(InputStreamHook stream) throws IOException {</text:span></text:p>
            <text:p text:style-name="P1"><text:span text:style-name="T11"><text:s text:c="12"/></text:span><text:span text:style-name="T11">throw new StreamCorruptedException("Default data not sent or already read/passed");</text:span></text:p>
            <text:p text:style-name="P1"><text:span text:style-name="T11"><text:s text:c="8"/></text:span><text:span text:style-name="T11">}</text:span></text:p>
            <text:p text:style-name="P1"><text:span text:style-name="T11"><text:s text:c="4"/></text:span><text:span text:style-name="T11">}</text:span></text:p>
            <text:p text:style-name="P1"><text:span text:style-name="T11"/></text:p>
          </draw:text-box>
        </draw:frame>
        <presentation:notes draw:style-name="dp2">
          <draw:page-thumbnail draw:style-name="gr1" draw:layer="layout" svg:width="12.767cm" svg:height="9.575cm" svg:x="4.411cm" svg:y="2.794cm" draw:page-number="19" presentation:class="page"/>
          <draw:frame presentation:style-name="pr4" draw:text-style-name="P1" draw:layer="layout" svg:width="15.02cm" svg:height="10.629cm" svg:x="3.292cm" svg:y="13.299cm" presentation:class="notes" presentation:placeholder="true">
            <draw:text-box/>
          </draw:frame>
        </presentation:notes>
      </draw:page>
      <draw:page draw:name="Input Implementation 5" draw:style-name="dp1" draw:master-page-name="Default" presentation:presentation-page-layout-name="AL2T19">
        <draw:frame presentation:style-name="pr1" draw:text-style-name="P1" draw:layer="layout" svg:width="23.911cm" svg:height="3.507cm" svg:x="2.058cm" svg:y="1.743cm" presentation:class="title">
          <draw:text-box>
            <text:p text:style-name="P1">Input Implementation</text:p>
          </draw:text-box>
        </draw:frame>
        <draw:frame draw:style-name="gr19" draw:text-style-name="P16" draw:layer="layout" svg:width="26.173cm" svg:height="7.047cm" svg:x="1.011cm" svg:y="4.617cm">
          <draw:text-box>
            <text:p text:style-name="P1"><text:span text:style-name="T11"/></text:p>
            <text:p text:style-name="P1"><text:span text:style-name="T11"><text:s text:c="4"/></text:span><text:span text:style-name="T11">protected static class NoReadObjectDefaultsSentState extends ReadObjectState {</text:span></text:p>
            <text:p text:style-name="P1"><text:span text:style-name="T11"><text:s text:c="8"/></text:span><text:span text:style-name="T11">public void endUnmarshalCustomValue(InputStreamHook stream) throws IOException {</text:span></text:p>
            <text:p text:style-name="P1"><text:span text:style-name="T11"><text:s text:c="12"/></text:span><text:span text:style-name="T11">// Should read default fields first</text:span></text:p>
            <text:p text:style-name="P1"><text:span text:style-name="T11"/></text:p>
            <text:p text:style-name="P1"><text:span text:style-name="T11"><text:s text:c="12"/></text:span><text:span text:style-name="T11">if (stream.getStreamFormatVersion() == 2) {</text:span></text:p>
            <text:p text:style-name="P1"><text:span text:style-name="T11"><text:s text:c="16"/></text:span><text:span text:style-name="T11">((ValueInputStream)stream.getOrbStream()).start_value();</text:span></text:p>
            <text:p text:style-name="P1"><text:span text:style-name="T11"><text:s text:c="16"/></text:span><text:span text:style-name="T11">((ValueInputStream)stream.getOrbStream()).end_value();</text:span></text:p>
            <text:p text:style-name="P1"><text:span text:style-name="T11"><text:s text:c="12"/></text:span><text:span text:style-name="T11">}</text:span></text:p>
            <text:p text:style-name="P1"><text:span text:style-name="T11"/></text:p>
            <text:p text:style-name="P1"><text:span text:style-name="T11"><text:s text:c="12"/></text:span><text:span text:style-name="T11">stream.setState(DEFAULT_STATE);</text:span></text:p>
            <text:p text:style-name="P1"><text:span text:style-name="T11"><text:s text:c="8"/></text:span><text:span text:style-name="T11">}</text:span></text:p>
            <text:p text:style-name="P1"><text:span text:style-name="T11"><text:s text:c="4"/></text:span><text:span text:style-name="T11">}</text:span></text:p>
          </draw:text-box>
        </draw:frame>
        <presentation:notes draw:style-name="dp2">
          <draw:page-thumbnail draw:style-name="gr1" draw:layer="layout" svg:width="12.767cm" svg:height="9.575cm" svg:x="4.411cm" svg:y="2.794cm" draw:page-number="20" presentation:class="page"/>
          <draw:frame presentation:style-name="pr4" draw:text-style-name="P1" draw:layer="layout" svg:width="15.02cm" svg:height="10.629cm" svg:x="3.292cm" svg:y="13.299cm" presentation:class="notes" presentation:placeholder="true">
            <draw:text-box/>
          </draw:frame>
        </presentation:notes>
      </draw:page>
      <draw:page draw:name="Input Implementation 6" draw:style-name="dp1" draw:master-page-name="Default" presentation:presentation-page-layout-name="AL2T19">
        <draw:frame presentation:style-name="pr1" draw:text-style-name="P1" draw:layer="layout" svg:width="23.911cm" svg:height="3.507cm" svg:x="2.058cm" svg:y="1.743cm" presentation:class="title">
          <draw:text-box>
            <text:p text:style-name="P1">Input Implementation</text:p>
          </draw:text-box>
        </draw:frame>
        <draw:frame draw:style-name="gr19" draw:text-style-name="P15" draw:layer="layout" svg:width="26.069cm" svg:height="15.015cm" svg:x="1.219cm" svg:y="4.928cm">
          <draw:text-box>
            <text:p text:style-name="P1"><text:span text:style-name="T10">Example:</text:span></text:p>
            <text:p text:style-name="P1"><text:span text:style-name="T10"/></text:p>
            <text:p text:style-name="P1"><text:span text:style-name="T11"><text:s text:c="3"/></text:span><text:span text:style-name="T11">public final short readShort() throws IOException {</text:span></text:p>
            <text:p text:style-name="P1"><text:span text:style-name="T11"><text:s text:c="8"/></text:span><text:span text:style-name="T11">try {</text:span></text:p>
            <text:p text:style-name="P1"><text:span text:style-name="T11"><text:s text:c="12"/></text:span><text:span text:style-name="T11">readObjectState.readData(this);</text:span></text:p>
            <text:p text:style-name="P1"><text:span text:style-name="T11"/></text:p>
            <text:p text:style-name="P1"><text:span text:style-name="T11"><text:s text:c="12"/></text:span><text:span text:style-name="T11">return orbStream.read_short();</text:span></text:p>
            <text:p text:style-name="P1"><text:span text:style-name="T11"><text:s text:c="8"/></text:span><text:span text:style-name="T11">} catch (MARSHAL marshalException) {</text:span></text:p>
            <text:p text:style-name="P1"><text:span text:style-name="T11"><text:s text:c="12"/></text:span><text:span text:style-name="T11">handleOptionalDataMarshalException(marshalException);</text:span></text:p>
            <text:p text:style-name="P1"><text:span text:style-name="T11"><text:s text:c="12"/></text:span><text:span text:style-name="T11">throw marshalException;</text:span></text:p>
            <text:p text:style-name="P1"><text:span text:style-name="T11"><text:s text:c="8"/></text:span><text:span text:style-name="T11">} catch(Error e) {</text:span></text:p>
            <text:p text:style-name="P1"><text:span text:style-name="T11"><text:tab/></text:span><text:span text:style-name="T11"><text:tab/></text:span><text:span text:style-name="T11"> <text:s text:c="3"/></text:span><text:span text:style-name="T11">throw new IOException(e.getMessage());</text:span></text:p>
            <text:p text:style-name="P1"><text:span text:style-name="T11"><text:tab/></text:span><text:span text:style-name="T11"> <text:s text:c="3"/></text:span><text:span text:style-name="T11">}</text:span></text:p>
            <text:p text:style-name="P1"><text:span text:style-name="T11"><text:s text:c="4"/></text:span><text:span text:style-name="T11">}</text:span></text:p>
            <text:p text:style-name="P1"><text:span text:style-name="T11"/></text:p>
            <text:p text:style-name="P1"><text:span text:style-name="T10">Only the ORB stream knows if there is enough optional data to read what the ValueHandler asks. <text:s/>The latest spec issue resolves this by defining a standard minor code for MARSHAL allowing the ORB stream to tell the ValueHandler that the optional data available is in some way incompatible.</text:span></text:p>
            <text:p text:style-name="P1"><text:span text:style-name="T11"/></text:p>
            <text:p text:style-name="P1"><text:span text:style-name="T11"><text:s text:c="4"/></text:span><text:span text:style-name="T11">private void handleOptionalDataMarshalException(MARSHAL marshalException) </text:span></text:p>
            <text:p text:style-name="P1"><text:span text:style-name="T11"><text:s text:c="8"/></text:span><text:span text:style-name="T11">throws IOException {</text:span></text:p>
            <text:p text:style-name="P1"><text:span text:style-name="T11"/></text:p>
            <text:p text:style-name="P1"><text:span text:style-name="T11"><text:s text:c="8"/></text:span><text:span text:style-name="T11">// REVISIT - This should probably throw new OptionalDataException(true) but</text:span></text:p>
            <text:p text:style-name="P1"><text:span text:style-name="T11"><text:s text:c="8"/></text:span><text:span text:style-name="T11">// </text:span><text:span text:style-name="T11"><text:a xlink:href="http://java.io.OptionalDataException/">java.io.OptionalDataException</text:a></text:span><text:span text:style-name="T11">'s ctors are all package private!</text:span></text:p>
            <text:p text:style-name="P1"><text:span text:style-name="T11"><text:s text:c="8"/></text:span><text:span text:style-name="T11">if (marshalException.minor == MinorCodes.RMIIIOP_OPTIONAL_DATA_INCOMPATIBLE)</text:span></text:p>
            <text:p text:style-name="P1"><text:span text:style-name="T11"><text:s text:c="12"/></text:span><text:span text:style-name="T11">throw new EOFException();</text:span></text:p>
            <text:p text:style-name="P1"><text:span text:style-name="T11"><text:s text:c="4"/></text:span><text:span text:style-name="T11">}</text:span></text:p>
          </draw:text-box>
        </draw:frame>
        <presentation:notes draw:style-name="dp2">
          <draw:page-thumbnail draw:style-name="gr1" draw:layer="layout" svg:width="12.767cm" svg:height="9.575cm" svg:x="4.411cm" svg:y="2.794cm" draw:page-number="21" presentation:class="page"/>
          <draw:frame presentation:style-name="pr4" draw:text-style-name="P1" draw:layer="layout" svg:width="15.02cm" svg:height="10.629cm" svg:x="3.292cm" svg:y="13.299cm" presentation:class="notes" presentation:placeholder="true">
            <draw:text-box/>
          </draw:frame>
        </presentation:notes>
      </draw:page>
      <draw:page draw:name="How does ORB monitor optional data?" draw:style-name="dp1" draw:master-page-name="Default" presentation:presentation-page-layout-name="AL3T1">
        <draw:frame presentation:style-name="pr1" draw:text-style-name="P1" draw:layer="layout" svg:width="23.911cm" svg:height="3.761cm" svg:x="2.058cm" svg:y="1.616cm" presentation:class="title">
          <draw:text-box>
            <text:p text:style-name="P1">How does ORB input stream monitor optional data?</text:p>
          </draw:text-box>
        </draw:frame>
        <draw:frame presentation:style-name="pr5" draw:text-style-name="P18" draw:layer="layout" svg:width="23.911cm" svg:height="13.23cm" svg:x="2.084cm" svg:y="5.993cm" presentation:class="outline" presentation:user-transformed="true">
          <draw:text-box>
            <text:list text:style-name="L3">
              <text:list-item>
                <text:p text:style-name="P17"><text:span text:style-name="T12">If the optional data only has a null, the ORB stream (CDRInputStream_1_0) uses a specialNoOptionalDataState boolean to throw the specified MARSHAL exception.</text:span></text:p>
              </text:list-item>
            </text:list>
            <text:list text:style-name="L3">
              <text:list-item>
                <text:p text:style-name="P17"><text:span text:style-name="T12">If what the ValueHandler wants to read won't fit in the current chunk, we know it can't be compatible since one can't break primitives, arrays of primitives, Strings, etc, across chunks.</text:span></text:p>
              </text:list-item>
            </text:list>
            <text:list text:style-name="L3">
              <text:list-item>
                <text:p text:style-name="P17"><text:span text:style-name="T12">If we're at the end of a chunk and the next thing is an end tag, we know we must have reached the end of the current valuetype's data, so requesting more would be an error.</text:span></text:p>
              </text:list-item>
            </text:list>
          </draw:text-box>
        </draw:frame>
        <presentation:notes draw:style-name="dp2">
          <draw:page-thumbnail draw:style-name="gr1" draw:layer="layout" svg:width="12.767cm" svg:height="9.575cm" svg:x="4.411cm" svg:y="2.794cm" draw:page-number="22" presentation:class="page"/>
          <draw:frame presentation:style-name="pr4" draw:text-style-name="P1" draw:layer="layout" svg:width="15.02cm" svg:height="10.629cm" svg:x="3.292cm" svg:y="13.299cm" presentation:class="notes" presentation:placeholder="true">
            <draw:text-box/>
          </draw:frame>
        </presentation:notes>
      </draw:page>
      <draw:page draw:name="Issues" draw:style-name="dp1" draw:master-page-name="Default" presentation:presentation-page-layout-name="AL3T1">
        <draw:frame presentation:style-name="pr1" draw:text-style-name="P1" draw:layer="layout" svg:width="23.911cm" svg:height="3.507cm" svg:x="2.058cm" svg:y="1.743cm" presentation:class="title">
          <draw:text-box>
            <text:p text:style-name="P1">Stream Format Version 2 Issues</text:p>
          </draw:text-box>
        </draw:frame>
        <draw:frame presentation:style-name="pr5" draw:text-style-name="P18" draw:layer="layout" svg:width="23.911cm" svg:height="14.313cm" svg:x="2.058cm" svg:y="5.838cm" presentation:class="outline" presentation:user-transformed="true">
          <draw:text-box>
            <text:list text:style-name="L3">
              <text:list-item>
                <text:p text:style-name="P17"><text:span text:style-name="T12">This works great for normal data in the stream, but what about encapsulations? <text:s/>Especially Codecs in PI and our service contexts! <text:s/>Currently, my implementation uses stream format version 1 for this kind of thing, but this won't work well if Throwable evolves further (UnknownExceptionInfo service context) or people marshal RMI-IIOP valuetypes with Codecs. <text:s/>(BEA is doing more these days with valuetypes in service contexts.)</text:span></text:p>
              </text:list-item>
            </text:list>
            <text:list text:style-name="L3">
              <text:list-item>
                <text:p text:style-name="P17"><text:span text:style-name="T12">Anys don't seem to be an issue since they keep valuetypes until the Any is written to a stream, and then just hand the valuetype to the Any.</text:span></text:p>
              </text:list-item>
            </text:list>
            <text:list text:style-name="L3">
              <text:list-item>
                <text:p text:style-name="P17"><text:span text:style-name="T12">Testing is going to be difficult. <text:s/>The best tests here involve class evolution, both superclasses and most derived classes evolving to add writeObject methods with and without optional data.</text:span></text:p>
              </text:list-item>
            </text:list>
          </draw:text-box>
        </draw:frame>
        <presentation:notes draw:style-name="dp2">
          <draw:page-thumbnail draw:style-name="gr1" draw:layer="layout" svg:width="12.767cm" svg:height="9.575cm" svg:x="4.411cm" svg:y="2.794cm" draw:page-number="23" presentation:class="page"/>
          <draw:frame presentation:style-name="pr4" draw:text-style-name="P1" draw:layer="layout" svg:width="15.02cm" svg:height="10.629cm" svg:x="3.292cm" svg:y="13.299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style:graphic-properties>
      <style:paragraph-properties fo:text-align="center" text:enable-numbering="false"/>
      <style:text-properties fo:color="#000000" style:text-outline="false" style:text-line-through-style="none" fo:font-family="Thorndale" style:font-family-generic="roman" style:font-pitch="variable" fo:font-size="44pt" fo:font-style="normal" fo:text-shadow="none" style:text-underline-style="none" fo:font-weight="normal"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style:graphic-properties>
      <style:paragraph-properties fo:margin-left="1.2cm" fo:margin-right="0cm" fo:margin-top="0cm" fo:margin-bottom="0.5cm" fo:text-align="start" text:enable-numbering="true" fo:text-indent="-0.9cm"/>
      <style:text-properties fo:color="#000000" style:text-outline="false" style:text-line-through-style="none" fo:font-family="Thorndale"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10.392cm" svg:height="7.794cm" svg:x="2.19cm" svg:y="2cm" draw:page-number="1"/>
      <draw:page-thumbnail draw:layer="backgroundobjects" svg:width="10.392cm" svg:height="7.794cm" svg:x="15.357cm" svg:y="2cm"/>
      <draw:page-thumbnail draw:layer="backgroundobjects" svg:width="10.392cm" svg:height="7.794cm" svg:x="2.19cm" svg:y="11.795cm"/>
      <draw:page-thumbnail draw:layer="backgroundobjects" svg:width="10.392cm" svg:height="7.794cm" svg:x="15.357cm" svg:y="11.795cm"/>
    </style:handout-master>
    <style:master-page style:name="Default" style:page-layout-name="PM1" draw:style-name="dp1">
      <draw:frame presentation:style-name="Default-title" draw:layer="backgroundobjects" svg:width="23.911cm" svg:height="3.506cm" svg:x="2.058cm" svg:y="1.743cm" presentation:class="title" presentation:placeholder="true">
        <draw:text-box/>
      </draw:frame>
      <draw:frame presentation:style-name="Default-outline1" draw:layer="backgroundobjects" svg:width="23.911cm" svg:height="13.229cm" svg:x="2.058cm" svg:y="5.838cm" presentation:class="outline" presentation:placeholder="true">
        <draw:text-box/>
      </draw:frame>
      <presentation:notes style:page-layout-name="PM2">
        <draw:page-thumbnail presentation:style-name="Default-title" draw:layer="backgroundobjects" svg:width="12.767cm" svg:height="9.575cm" svg:x="4.411cm" svg:y="2.794cm" presentation:class="page"/>
        <draw:frame presentation:style-name="Default-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meta:initial-creator>Edward Anderson</meta:initial-creator>
    <meta:creation-date>2002-07-11T11:11:38</meta:creation-date>
    <dc:creator>Edward Anderson</dc:creator>
    <dc:date>2002-07-18T14:23:03</dc:date>
    <meta:printed-by>Edward Anderson</meta:printed-by>
    <meta:print-date>2002-07-11T13:03:10</meta:print-date>
    <dc:language>en-US</dc:language>
    <meta:editing-cycles>25</meta:editing-cycles>
    <meta:editing-duration>PT8H28M23S</meta:editing-duration>
    <meta:user-defined meta:name="Info 1"/>
    <meta:user-defined meta:name="Info 2"/>
    <meta:user-defined meta:name="Info 3"/>
    <meta:user-defined meta:name="Info 4"/>
    <meta:document-statistic meta:object-count="217"/>
  </office:meta>
</office:document-meta>
</file>